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7*"/>
    </style:style>
    <style:style style:name="Tabelle7.B" style:family="table-column">
      <style:table-column-properties style:column-width="8.5cm" style:rel-column-width="3276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19e2"/>
    </style:style>
    <style:style style:name="P2" style:family="paragraph" style:parent-style-name="Standard">
      <style:text-properties fo:font-size="16pt" style:text-underline-style="none" fo:font-weight="bold" officeooo:rsid="00231ea6" officeooo:paragraph-rsid="00231ea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493a9" officeooo:paragraph-rsid="002493a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92697" officeooo:paragraph-rsid="00292697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368d6a" officeooo:paragraph-rsid="00368d6a" style:font-size-asian="16pt" style:font-weight-asian="bold" style:font-size-complex="16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d306a" officeooo:paragraph-rsid="001d306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f19e2" officeooo:paragraph-rsid="001f19e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0757c" officeooo:paragraph-rsid="0020757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493a9" officeooo:paragraph-rsid="002493a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5f987" officeooo:paragraph-rsid="0025f98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77abf" officeooo:paragraph-rsid="00277ab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92697" officeooo:paragraph-rsid="00292697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95c18" officeooo:paragraph-rsid="00295c18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d1ac4" officeooo:paragraph-rsid="002d1ac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fe043" officeooo:paragraph-rsid="002fe043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31a5d7" officeooo:paragraph-rsid="0031a5d7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1f21f" officeooo:paragraph-rsid="0031f21f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361e6" officeooo:paragraph-rsid="003361e6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3438c6" officeooo:paragraph-rsid="003438c6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368d6a" officeooo:paragraph-rsid="00368d6a" style:font-weight-asian="bold" style:font-weight-complex="bold"/>
    </style:style>
    <style:style style:name="P21" style:family="paragraph" style:parent-style-name="Standard">
      <style:text-properties officeooo:rsid="001d306a" officeooo:paragraph-rsid="001d306a"/>
    </style:style>
    <style:style style:name="P22" style:family="paragraph" style:parent-style-name="Standard">
      <style:text-properties fo:font-weight="bold" officeooo:rsid="001d306a" officeooo:paragraph-rsid="001d306a" style:font-weight-asian="bold" style:font-weight-complex="bold"/>
    </style:style>
    <style:style style:name="P23" style:family="paragraph" style:parent-style-name="Standard">
      <style:text-properties fo:font-weight="bold" officeooo:rsid="0029b9c8" officeooo:paragraph-rsid="0029b9c8" style:font-weight-asian="bold" style:font-weight-complex="bold"/>
    </style:style>
    <style:style style:name="P24" style:family="paragraph" style:parent-style-name="Standard">
      <style:text-properties fo:font-weight="bold" officeooo:rsid="002ba135" officeooo:paragraph-rsid="002ba135" style:font-weight-asian="bold" style:font-weight-complex="bold"/>
    </style:style>
    <style:style style:name="P25" style:family="paragraph" style:parent-style-name="Standard">
      <style:text-properties fo:font-weight="bold" officeooo:rsid="002ba135" officeooo:paragraph-rsid="002d1ac4" style:font-weight-asian="bold" style:font-weight-complex="bold"/>
    </style:style>
    <style:style style:name="P26" style:family="paragraph" style:parent-style-name="Standard">
      <style:text-properties fo:font-weight="bold" officeooo:rsid="002d1ac4" officeooo:paragraph-rsid="002d1ac4" style:font-weight-asian="bold" style:font-weight-complex="bold"/>
    </style:style>
    <style:style style:name="P27" style:family="paragraph" style:parent-style-name="Standard">
      <style:text-properties officeooo:rsid="001f19e2" officeooo:paragraph-rsid="001f19e2"/>
    </style:style>
    <style:style style:name="P28" style:family="paragraph" style:parent-style-name="Standard">
      <style:text-properties officeooo:rsid="0020757c" officeooo:paragraph-rsid="0020757c"/>
    </style:style>
    <style:style style:name="P29" style:family="paragraph" style:parent-style-name="Standard">
      <style:text-properties officeooo:rsid="0021c5a3" officeooo:paragraph-rsid="0021c5a3"/>
    </style:style>
    <style:style style:name="P30" style:family="paragraph" style:parent-style-name="Standard">
      <style:text-properties officeooo:rsid="002493a9" officeooo:paragraph-rsid="002493a9"/>
    </style:style>
    <style:style style:name="P31" style:family="paragraph" style:parent-style-name="Standard">
      <style:text-properties officeooo:rsid="0025f987" officeooo:paragraph-rsid="0025f987"/>
    </style:style>
    <style:style style:name="P32" style:family="paragraph" style:parent-style-name="Standard">
      <style:text-properties officeooo:rsid="00277abf" officeooo:paragraph-rsid="00277abf"/>
    </style:style>
    <style:style style:name="P33" style:family="paragraph" style:parent-style-name="Standard">
      <style:text-properties officeooo:rsid="00292697" officeooo:paragraph-rsid="00292697"/>
    </style:style>
    <style:style style:name="P34" style:family="paragraph" style:parent-style-name="Standard">
      <style:text-properties officeooo:rsid="002fe043" officeooo:paragraph-rsid="002fe043"/>
    </style:style>
    <style:style style:name="P35" style:family="paragraph" style:parent-style-name="Standard">
      <style:text-properties officeooo:rsid="00295c18" officeooo:paragraph-rsid="00295c18"/>
    </style:style>
    <style:style style:name="P36" style:family="paragraph" style:parent-style-name="Standard">
      <style:text-properties officeooo:rsid="0029b9c8" officeooo:paragraph-rsid="0029b9c8"/>
    </style:style>
    <style:style style:name="P37" style:family="paragraph" style:parent-style-name="Standard">
      <style:text-properties officeooo:rsid="002ba135" officeooo:paragraph-rsid="002ba135"/>
    </style:style>
    <style:style style:name="P38" style:family="paragraph" style:parent-style-name="Standard">
      <style:text-properties officeooo:rsid="002d1ac4" officeooo:paragraph-rsid="002d1ac4"/>
    </style:style>
    <style:style style:name="P39" style:family="paragraph" style:parent-style-name="Standard">
      <style:text-properties officeooo:rsid="0031a5d7" officeooo:paragraph-rsid="0031a5d7"/>
    </style:style>
    <style:style style:name="P40" style:family="paragraph" style:parent-style-name="Standard">
      <style:text-properties officeooo:rsid="003361e6" officeooo:paragraph-rsid="003361e6"/>
    </style:style>
    <style:style style:name="P41" style:family="paragraph" style:parent-style-name="Standard">
      <style:text-properties officeooo:rsid="003438c6" officeooo:paragraph-rsid="003438c6"/>
    </style:style>
    <style:style style:name="P42" style:family="paragraph" style:parent-style-name="Standard">
      <style:text-properties officeooo:rsid="0034b52f" officeooo:paragraph-rsid="0034b52f"/>
    </style:style>
    <style:style style:name="P43" style:family="paragraph" style:parent-style-name="Standard">
      <style:text-properties officeooo:rsid="00368d6a" officeooo:paragraph-rsid="00368d6a"/>
    </style:style>
    <style:style style:name="P44" style:family="paragraph" style:parent-style-name="Standard">
      <style:text-properties fo:font-style="normal" style:text-underline-style="solid" style:text-underline-width="auto" style:text-underline-color="font-color" fo:font-weight="bold" officeooo:rsid="00368d6a" officeooo:paragraph-rsid="00368d6a" style:font-style-asian="normal" style:font-weight-asian="bold" style:font-style-complex="normal" style:font-weight-complex="bold"/>
    </style:style>
    <style:style style:name="P45" style:family="paragraph" style:parent-style-name="Table_20_Contents">
      <style:text-properties officeooo:paragraph-rsid="001f19e2"/>
    </style:style>
    <style:style style:name="P46" style:family="paragraph" style:parent-style-name="Table_20_Contents">
      <style:text-properties officeooo:rsid="001f19e2" officeooo:paragraph-rsid="001f19e2"/>
    </style:style>
    <style:style style:name="P47" style:family="paragraph" style:parent-style-name="Table_20_Contents">
      <style:text-properties officeooo:rsid="002493a9" officeooo:paragraph-rsid="002493a9"/>
    </style:style>
    <style:style style:name="P48" style:family="paragraph" style:parent-style-name="Table_20_Contents">
      <style:text-properties officeooo:paragraph-rsid="00292697"/>
    </style:style>
    <style:style style:name="P49" style:family="paragraph" style:parent-style-name="Table_20_Contents">
      <style:text-properties officeooo:paragraph-rsid="00295c18"/>
    </style:style>
    <style:style style:name="P50" style:family="paragraph" style:parent-style-name="Table_20_Contents">
      <style:text-properties fo:font-weight="bold" officeooo:rsid="00292697" officeooo:paragraph-rsid="00292697" style:font-weight-asian="bold" style:font-weight-complex="bold"/>
    </style:style>
    <style:style style:name="P51" style:family="paragraph" style:parent-style-name="Table_20_Contents">
      <style:text-properties officeooo:rsid="00292697" officeooo:paragraph-rsid="00292697"/>
    </style:style>
    <style:style style:name="P52" style:family="paragraph" style:parent-style-name="Table_20_Contents">
      <style:text-properties officeooo:rsid="00295c18" officeooo:paragraph-rsid="00295c18"/>
    </style:style>
    <style:style style:name="P53" style:family="paragraph" style:parent-style-name="Standard" style:list-style-name="L1">
      <style:text-properties officeooo:rsid="001d306a" officeooo:paragraph-rsid="001d306a"/>
    </style:style>
    <style:style style:name="P54" style:family="paragraph" style:parent-style-name="Standard" style:list-style-name="L2">
      <style:text-properties officeooo:rsid="001d306a" officeooo:paragraph-rsid="001d306a"/>
    </style:style>
    <style:style style:name="P55" style:family="paragraph" style:parent-style-name="Standard" style:list-style-name="L3">
      <style:text-properties officeooo:rsid="001d306a" officeooo:paragraph-rsid="001d306a"/>
    </style:style>
    <style:style style:name="P56" style:family="paragraph" style:parent-style-name="Standard" style:list-style-name="L4">
      <style:text-properties officeooo:rsid="001d306a" officeooo:paragraph-rsid="001d306a"/>
    </style:style>
    <style:style style:name="P57" style:family="paragraph" style:parent-style-name="Standard" style:list-style-name="L5">
      <style:text-properties officeooo:rsid="001d306a" officeooo:paragraph-rsid="001d306a"/>
    </style:style>
    <style:style style:name="P58" style:family="paragraph" style:parent-style-name="Standard" style:list-style-name="L6">
      <style:text-properties officeooo:rsid="001f19e2" officeooo:paragraph-rsid="001f19e2"/>
    </style:style>
    <style:style style:name="P59" style:family="paragraph" style:parent-style-name="Standard" style:list-style-name="L7">
      <style:text-properties officeooo:rsid="001f19e2" officeooo:paragraph-rsid="001f19e2"/>
    </style:style>
    <style:style style:name="P60" style:family="paragraph" style:parent-style-name="Standard" style:list-style-name="L8">
      <style:text-properties officeooo:rsid="001f19e2" officeooo:paragraph-rsid="001f19e2"/>
    </style:style>
    <style:style style:name="P61" style:family="paragraph" style:parent-style-name="Standard" style:list-style-name="L7">
      <style:text-properties officeooo:paragraph-rsid="0020757c"/>
    </style:style>
    <style:style style:name="P62" style:family="paragraph" style:parent-style-name="Standard" style:list-style-name="L9">
      <style:text-properties officeooo:rsid="0020757c" officeooo:paragraph-rsid="0020757c"/>
    </style:style>
    <style:style style:name="P63" style:family="paragraph" style:parent-style-name="Standard" style:list-style-name="L10">
      <style:text-properties officeooo:rsid="0020757c" officeooo:paragraph-rsid="0020757c"/>
    </style:style>
    <style:style style:name="P64" style:family="paragraph" style:parent-style-name="Standard" style:list-style-name="L11">
      <style:text-properties officeooo:rsid="0020757c" officeooo:paragraph-rsid="0020757c"/>
    </style:style>
    <style:style style:name="P65" style:family="paragraph" style:parent-style-name="Standard" style:list-style-name="L12">
      <style:text-properties officeooo:rsid="0020757c" officeooo:paragraph-rsid="0020757c"/>
    </style:style>
    <style:style style:name="P66" style:family="paragraph" style:parent-style-name="Standard" style:list-style-name="L13">
      <style:text-properties officeooo:rsid="0020757c" officeooo:paragraph-rsid="0020757c"/>
    </style:style>
    <style:style style:name="P67" style:family="paragraph" style:parent-style-name="Standard" style:list-style-name="L13">
      <style:text-properties officeooo:rsid="0021c5a3" officeooo:paragraph-rsid="0021c5a3"/>
    </style:style>
    <style:style style:name="P68" style:family="paragraph" style:parent-style-name="Standard" style:list-style-name="L17">
      <style:text-properties officeooo:rsid="0021c5a3" officeooo:paragraph-rsid="002493a9"/>
    </style:style>
    <style:style style:name="P69" style:family="paragraph" style:parent-style-name="Standard" style:list-style-name="L19">
      <style:text-properties officeooo:rsid="0021c5a3" officeooo:paragraph-rsid="0025f987"/>
    </style:style>
    <style:style style:name="P70" style:family="paragraph" style:parent-style-name="Standard" style:list-style-name="L14">
      <style:text-properties officeooo:rsid="002493a9" officeooo:paragraph-rsid="002493a9"/>
    </style:style>
    <style:style style:name="P71" style:family="paragraph" style:parent-style-name="Standard" style:list-style-name="L15">
      <style:text-properties officeooo:rsid="002493a9" officeooo:paragraph-rsid="002493a9"/>
    </style:style>
    <style:style style:name="P72" style:family="paragraph" style:parent-style-name="Standard" style:list-style-name="L16">
      <style:text-properties officeooo:rsid="002493a9" officeooo:paragraph-rsid="002493a9"/>
    </style:style>
    <style:style style:name="P73" style:family="paragraph" style:parent-style-name="Standard" style:list-style-name="L17">
      <style:text-properties officeooo:rsid="002493a9" officeooo:paragraph-rsid="002493a9"/>
    </style:style>
    <style:style style:name="P74" style:family="paragraph" style:parent-style-name="Standard" style:list-style-name="L16">
      <style:text-properties officeooo:paragraph-rsid="002493a9"/>
    </style:style>
    <style:style style:name="P75" style:family="paragraph" style:parent-style-name="Standard" style:list-style-name="L18">
      <style:text-properties officeooo:rsid="0025f987" officeooo:paragraph-rsid="0025f987"/>
    </style:style>
    <style:style style:name="P76" style:family="paragraph" style:parent-style-name="Standard" style:list-style-name="L18">
      <style:text-properties officeooo:rsid="0025f987" officeooo:paragraph-rsid="00368d6a"/>
    </style:style>
    <style:style style:name="P77" style:family="paragraph" style:parent-style-name="Standard" style:list-style-name="L19">
      <style:text-properties officeooo:rsid="0025f987" officeooo:paragraph-rsid="0025f987"/>
    </style:style>
    <style:style style:name="P78" style:family="paragraph" style:parent-style-name="Standard" style:list-style-name="L19">
      <style:text-properties officeooo:rsid="00277abf" officeooo:paragraph-rsid="00277abf"/>
    </style:style>
    <style:style style:name="P79" style:family="paragraph" style:parent-style-name="Standard" style:list-style-name="L20">
      <style:text-properties officeooo:rsid="00277abf" officeooo:paragraph-rsid="00277abf"/>
    </style:style>
    <style:style style:name="P80" style:family="paragraph" style:parent-style-name="Standard" style:list-style-name="L21">
      <style:text-properties officeooo:rsid="00292697" officeooo:paragraph-rsid="00292697"/>
    </style:style>
    <style:style style:name="P81" style:family="paragraph" style:parent-style-name="Standard" style:list-style-name="L22">
      <style:text-properties officeooo:rsid="00292697" officeooo:paragraph-rsid="00292697"/>
    </style:style>
    <style:style style:name="P82" style:family="paragraph" style:parent-style-name="Standard" style:list-style-name="L23">
      <style:text-properties officeooo:rsid="00292697" officeooo:paragraph-rsid="00292697"/>
    </style:style>
    <style:style style:name="P83" style:family="paragraph" style:parent-style-name="Standard" style:list-style-name="L24">
      <style:text-properties officeooo:rsid="00292697" officeooo:paragraph-rsid="00292697"/>
    </style:style>
    <style:style style:name="P84" style:family="paragraph" style:parent-style-name="Standard" style:list-style-name="L24">
      <style:text-properties officeooo:rsid="002fe043" officeooo:paragraph-rsid="002fe043"/>
    </style:style>
    <style:style style:name="P85" style:family="paragraph" style:parent-style-name="Standard" style:list-style-name="L31">
      <style:text-properties officeooo:rsid="002fe043" officeooo:paragraph-rsid="002fe043"/>
    </style:style>
    <style:style style:name="P86" style:family="paragraph" style:parent-style-name="Standard" style:list-style-name="L25">
      <style:text-properties officeooo:rsid="00295c18" officeooo:paragraph-rsid="00295c18"/>
    </style:style>
    <style:style style:name="P87" style:family="paragraph" style:parent-style-name="Standard" style:list-style-name="L26">
      <style:text-properties officeooo:rsid="0029b9c8" officeooo:paragraph-rsid="0029b9c8"/>
    </style:style>
    <style:style style:name="P88" style:family="paragraph" style:parent-style-name="Standard" style:list-style-name="L27">
      <style:text-properties officeooo:rsid="002ba135" officeooo:paragraph-rsid="002ba135"/>
    </style:style>
    <style:style style:name="P89" style:family="paragraph" style:parent-style-name="Standard" style:list-style-name="L27">
      <style:text-properties officeooo:rsid="002ba135" officeooo:paragraph-rsid="002c938f"/>
    </style:style>
    <style:style style:name="P90" style:family="paragraph" style:parent-style-name="Standard" style:list-style-name="L27">
      <style:text-properties officeooo:rsid="002ba135" officeooo:paragraph-rsid="002d1ac4"/>
    </style:style>
    <style:style style:name="P91" style:family="paragraph" style:parent-style-name="Standard" style:list-style-name="L27">
      <style:text-properties officeooo:rsid="002d1ac4" officeooo:paragraph-rsid="002d1ac4"/>
    </style:style>
    <style:style style:name="P92" style:family="paragraph" style:parent-style-name="Standard" style:list-style-name="L28">
      <style:text-properties officeooo:rsid="002d1ac4" officeooo:paragraph-rsid="002d1ac4"/>
    </style:style>
    <style:style style:name="P93" style:family="paragraph" style:parent-style-name="Standard" style:list-style-name="L29">
      <style:text-properties officeooo:rsid="002d1ac4" officeooo:paragraph-rsid="002d1ac4"/>
    </style:style>
    <style:style style:name="P94" style:family="paragraph" style:parent-style-name="Standard" style:list-style-name="L30">
      <style:text-properties officeooo:rsid="002d1ac4" officeooo:paragraph-rsid="002d1ac4"/>
    </style:style>
    <style:style style:name="P95" style:family="paragraph" style:parent-style-name="Standard" style:list-style-name="L32">
      <style:text-properties officeooo:rsid="0031a5d7" officeooo:paragraph-rsid="0031a5d7"/>
    </style:style>
    <style:style style:name="P96" style:family="paragraph" style:parent-style-name="Standard" style:list-style-name="L33">
      <style:text-properties officeooo:rsid="0031a5d7" officeooo:paragraph-rsid="0031a5d7"/>
    </style:style>
    <style:style style:name="P97" style:family="paragraph" style:parent-style-name="Standard" style:list-style-name="L33">
      <style:text-properties officeooo:rsid="0031f21f" officeooo:paragraph-rsid="0031f21f"/>
    </style:style>
    <style:style style:name="P98" style:family="paragraph" style:parent-style-name="Standard" style:list-style-name="L34">
      <style:text-properties officeooo:rsid="003361e6" officeooo:paragraph-rsid="003361e6"/>
    </style:style>
    <style:style style:name="P99" style:family="paragraph" style:parent-style-name="Standard" style:list-style-name="L35">
      <style:text-properties officeooo:rsid="003438c6" officeooo:paragraph-rsid="003438c6"/>
    </style:style>
    <style:style style:name="P100" style:family="paragraph" style:parent-style-name="Standard" style:list-style-name="L35">
      <style:text-properties officeooo:rsid="0034b52f" officeooo:paragraph-rsid="0034b52f"/>
    </style:style>
    <style:style style:name="P101" style:family="paragraph" style:parent-style-name="Standard">
      <style:text-properties officeooo:rsid="0034b52f" officeooo:paragraph-rsid="003e5320"/>
    </style:style>
    <style:style style:name="P102" style:family="paragraph" style:parent-style-name="Standard" style:list-style-name="L18">
      <style:text-properties officeooo:rsid="00368d6a" officeooo:paragraph-rsid="00368d6a"/>
    </style:style>
    <style:style style:name="P103" style:family="paragraph" style:parent-style-name="Standard" style:list-style-name="L36">
      <style:text-properties officeooo:rsid="00368d6a" officeooo:paragraph-rsid="00368d6a"/>
    </style:style>
    <style:style style:name="P104" style:family="paragraph" style:parent-style-name="Standard" style:list-style-name="L36">
      <style:text-properties officeooo:rsid="00368d6a" officeooo:paragraph-rsid="003b4167"/>
    </style:style>
    <style:style style:name="P105" style:family="paragraph" style:parent-style-name="Standard" style:list-style-name="L37">
      <style:text-properties officeooo:rsid="00368d6a" officeooo:paragraph-rsid="00368d6a"/>
    </style:style>
    <style:style style:name="P106" style:family="paragraph" style:parent-style-name="Standard" style:list-style-name="L37">
      <style:text-properties officeooo:rsid="00368d6a" officeooo:paragraph-rsid="00395cf4"/>
    </style:style>
    <style:style style:name="P107" style:family="paragraph" style:parent-style-name="Standard">
      <style:text-properties officeooo:rsid="00368d6a" officeooo:paragraph-rsid="003e5320"/>
    </style:style>
    <style:style style:name="P108" style:family="paragraph" style:parent-style-name="Standard" style:list-style-name="L39">
      <style:text-properties officeooo:rsid="00368d6a" officeooo:paragraph-rsid="003e5320"/>
    </style:style>
    <style:style style:name="P109" style:family="paragraph" style:parent-style-name="Standard" style:list-style-name="L40">
      <style:text-properties officeooo:rsid="00368d6a" officeooo:paragraph-rsid="003e5320"/>
    </style:style>
    <style:style style:name="P110" style:family="paragraph" style:parent-style-name="Standard" style:list-style-name="L41">
      <style:text-properties officeooo:rsid="00368d6a" officeooo:paragraph-rsid="003e5320"/>
    </style:style>
    <style:style style:name="P111" style:family="paragraph" style:parent-style-name="Standard" style:list-style-name="L42">
      <style:text-properties officeooo:rsid="00368d6a" officeooo:paragraph-rsid="003e5320"/>
    </style:style>
    <style:style style:name="P112" style:family="paragraph" style:parent-style-name="Standard" style:list-style-name="L42">
      <style:text-properties officeooo:rsid="00368d6a" officeooo:paragraph-rsid="003f6831"/>
    </style:style>
    <style:style style:name="P113" style:family="paragraph" style:parent-style-name="Standard">
      <style:text-properties officeooo:rsid="00368d6a" officeooo:paragraph-rsid="003f6831"/>
    </style:style>
    <style:style style:name="P114" style:family="paragraph" style:parent-style-name="Standard" style:list-style-name="L43">
      <style:text-properties officeooo:rsid="00368d6a" officeooo:paragraph-rsid="003f6831"/>
    </style:style>
    <style:style style:name="P115" style:family="paragraph" style:parent-style-name="Standard" style:list-style-name="L44">
      <style:text-properties officeooo:rsid="00368d6a" officeooo:paragraph-rsid="003f6831"/>
    </style:style>
    <style:style style:name="P116" style:family="paragraph" style:parent-style-name="Standard" style:list-style-name="L45">
      <style:text-properties officeooo:rsid="00368d6a" officeooo:paragraph-rsid="003f6831"/>
    </style:style>
    <style:style style:name="P117" style:family="paragraph" style:parent-style-name="Standard" style:list-style-name="L46">
      <style:text-properties officeooo:rsid="00368d6a" officeooo:paragraph-rsid="003f6831"/>
    </style:style>
    <style:style style:name="P118" style:family="paragraph" style:parent-style-name="Standard" style:list-style-name="L18">
      <style:text-properties officeooo:rsid="003cc703" officeooo:paragraph-rsid="003cc703"/>
    </style:style>
    <style:style style:name="P119" style:family="paragraph" style:parent-style-name="Standard" style:list-style-name="L18">
      <style:text-properties officeooo:rsid="003dfba9" officeooo:paragraph-rsid="003dfba9"/>
    </style:style>
    <style:style style:name="P120" style:family="paragraph" style:parent-style-name="Standard">
      <style:text-properties officeooo:rsid="003dfba9" officeooo:paragraph-rsid="003dfba9"/>
    </style:style>
    <style:style style:name="P121" style:family="paragraph" style:parent-style-name="Standard" style:list-style-name="L38">
      <style:text-properties officeooo:rsid="003dfba9" officeooo:paragraph-rsid="003dfba9"/>
    </style:style>
    <style:style style:name="P122" style:family="paragraph" style:parent-style-name="Standard" style:list-style-name="L37">
      <style:text-properties officeooo:paragraph-rsid="003a2be1"/>
    </style:style>
    <style:style style:name="P123" style:family="paragraph" style:parent-style-name="Standard" style:list-style-name="L37">
      <style:text-properties officeooo:rsid="00395cf4" officeooo:paragraph-rsid="0039d067"/>
    </style:style>
    <style:style style:name="P124" style:family="paragraph" style:parent-style-name="Standard">
      <style:text-properties style:text-underline-style="solid" style:text-underline-width="auto" style:text-underline-color="font-color" fo:font-weight="bold" officeooo:rsid="003dfba9" officeooo:paragraph-rsid="003dfba9" style:font-weight-asian="bold" style:font-weight-complex="bold"/>
    </style:style>
    <style:style style:name="P125" style:family="paragraph" style:parent-style-name="Standard">
      <style:text-properties style:text-underline-style="solid" style:text-underline-width="auto" style:text-underline-color="font-color" fo:font-weight="bold" officeooo:rsid="00368d6a" officeooo:paragraph-rsid="003f6831" style:font-weight-asian="bold" style:font-weight-complex="bold"/>
    </style:style>
    <style:style style:name="P126" style:family="paragraph" style:parent-style-name="Standard">
      <style:text-properties style:text-underline-style="solid" style:text-underline-width="auto" style:text-underline-color="font-color" fo:font-weight="bold" officeooo:rsid="00368d6a" officeooo:paragraph-rsid="003e5320" style:font-weight-asian="bold" style:font-weight-complex="bold"/>
    </style:style>
    <style:style style:name="P127" style:family="paragraph" style:parent-style-name="Standard">
      <style:text-properties fo:font-size="16pt" style:text-underline-style="none" fo:font-weight="bold" officeooo:rsid="0034b52f" officeooo:paragraph-rsid="003e5320" style:font-size-asian="16pt" style:font-weight-asian="bold" style:font-size-complex="16pt" style:font-weight-complex="bold"/>
    </style:style>
    <style:style style:name="T1" style:family="text">
      <style:text-properties officeooo:rsid="001f19e2"/>
    </style:style>
    <style:style style:name="T2" style:family="text">
      <style:text-properties style:text-underline-style="solid" style:text-underline-width="auto" style:text-underline-color="font-color" fo:font-weight="bold" officeooo:rsid="001f19e2" style:font-weight-asian="bold" style:font-weight-complex="bold"/>
    </style:style>
    <style:style style:name="T3" style:family="text">
      <style:text-properties officeooo:rsid="0020757c"/>
    </style:style>
    <style:style style:name="T4" style:family="text">
      <style:text-properties fo:font-style="italic" fo:font-weight="bold" officeooo:rsid="0020757c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5f987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493a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f6831" style:font-style-asian="italic" style:font-weight-asian="bold" style:font-style-complex="italic" style:font-weight-complex="bold"/>
    </style:style>
    <style:style style:name="T8" style:family="text">
      <style:text-properties officeooo:rsid="002493a9"/>
    </style:style>
    <style:style style:name="T9" style:family="text">
      <style:text-properties officeooo:rsid="0025f987"/>
    </style:style>
    <style:style style:name="T10" style:family="text">
      <style:text-properties officeooo:rsid="00277abf"/>
    </style:style>
    <style:style style:name="T11" style:family="text">
      <style:text-properties style:text-underline-style="none" fo:font-weight="bold" officeooo:rsid="0020757c" style:font-weight-asian="bold" style:font-weight-complex="bold"/>
    </style:style>
    <style:style style:name="T12" style:family="text">
      <style:text-properties style:text-underline-style="none" officeooo:rsid="0020757c"/>
    </style:style>
    <style:style style:name="T13" style:family="text">
      <style:text-properties officeooo:rsid="00368d6a"/>
    </style:style>
    <style:style style:name="T14" style:family="text">
      <style:text-properties officeooo:rsid="003815ec"/>
    </style:style>
    <style:style style:name="T15" style:family="text">
      <style:text-properties officeooo:rsid="0039d067"/>
    </style:style>
    <style:style style:name="T16" style:family="text">
      <style:text-properties officeooo:rsid="003a2be1"/>
    </style:style>
    <style:style style:name="T17" style:family="text">
      <style:text-properties officeooo:rsid="003b4167"/>
    </style:style>
    <style:style style:name="T18" style:family="text">
      <style:text-properties officeooo:rsid="003cc703"/>
    </style:style>
    <style:style style:name="T19" style:family="text">
      <style:text-properties officeooo:rsid="003e5320"/>
    </style:style>
    <style:style style:name="T20" style:family="text">
      <style:text-properties officeooo:rsid="003f68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ER INSTALLIEREN</text:p>
      <text:p text:style-name="P6"/>
      <text:p text:style-name="P6">Faktoren Planung Editionswahl</text:p>
      <text:p text:style-name="P21"/>
      <text:list xml:id="list4179700962689796547" text:style-name="L1">
        <text:list-item>
          <text:p text:style-name="P53">Rollen welche auf dem Server ausgeführt werden sollne</text:p>
        </text:list-item>
        <text:list-item>
          <text:p text:style-name="P53">Virtualisierungsstrategie welche man implementieren will</text:p>
        </text:list-item>
        <text:list-item>
          <text:p text:style-name="P53">Vorgesehene Lizenzierungsstrategie</text:p>
        </text:list-item>
      </text:list>
      <text:p text:style-name="P21"/>
      <text:p text:style-name="P21"/>
      <text:p text:style-name="P21"/>
      <text:p text:style-name="P6">Win 2012 Editionen</text:p>
      <text:p text:style-name="P21"/>
      <text:p text:style-name="P22">Datacenter Edition</text:p>
      <text:list xml:id="list7232009149109171954" text:style-name="L2">
        <text:list-item>
          <text:p text:style-name="P54">64 Prozessoren</text:p>
        </text:list-item>
        <text:list-item>
          <text:p text:style-name="P54">Fehlertoleranzfunktionen (z.B Hot Add CPU)</text:p>
        </text:list-item>
        <text:list-item>
          <text:p text:style-name="P54">Nur via Volume License und OEM verfügbar<text:line-break/></text:p>
        </text:list-item>
      </text:list>
      <text:p text:style-name="P22">Standard Edition</text:p>
      <text:list xml:id="list2576040345671180232" text:style-name="L3">
        <text:list-item>
          <text:p text:style-name="P55">Wie Datacenter Edition hinsichlitch Features</text:p>
        </text:list-item>
        <text:list-item>
          <text:p text:style-name="P55">Unterscheidet sich nur in Anzahl VM Instanzen</text:p>
        </text:list-item>
      </text:list>
      <text:p text:style-name="P21"/>
      <text:p text:style-name="P22">Essentials</text:p>
      <text:list xml:id="list3170553838177761001" text:style-name="L4">
        <text:list-item>
          <text:p text:style-name="P56">Umfasst aussert Server Core,Hyper-v und AD FederationServices alles Features von Standard/Datacenter Editio</text:p>
        </text:list-item>
        <text:list-item>
          <text:p text:style-name="P56">Ist auf eine physische oder virtuelle Serverinstanz mit max 25 Usern beschränkt<text:line-break/></text:p>
        </text:list-item>
      </text:list>
      <text:p text:style-name="P22">Foundation</text:p>
      <text:list xml:id="list5969578950148005879" text:style-name="L5">
        <text:list-item>
          <text:p text:style-name="P57">Nur grundlegende Features wie z.b Datei-Druckdienste und Anwendungsunterstützung</text:p>
        </text:list-item>
        <text:list-item>
          <text:p text:style-name="P57">Keine Virtualisierung</text:p>
        </text:list-item>
        <text:list-item>
          <text:p text:style-name="P57">Max. 15 User</text:p>
        </text:list-item>
      </text:list>
      <text:p text:style-name="P21"/>
      <text:p text:style-name="P21"/>
      <text:p text:style-name="P6">Servervirtualisierung</text:p>
      <text:p text:style-name="P21"/>
      <text:p text:style-name="P21">POSE = physical Operation System Environment</text:p>
      <text:p text:style-name="P21">VOSE = virtual Operation Systen Environment</text:p>
      <text:p text:style-name="P21"/>
      <text:p text:style-name="P27">Folgende Lizenzbeschränkung (keine Softwarebeschränkung)</text:p>
      <text:p text:style-name="P27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46">Edition</text:p>
          </table:table-cell>
          <table:table-cell table:style-name="Tabelle1.A1" office:value-type="string">
            <text:p text:style-name="P46">POSE Instanzen</text:p>
          </table:table-cell>
          <table:table-cell table:style-name="Tabelle1.C1" office:value-type="string">
            <text:p text:style-name="P46">VOSE Instanzen</text:p>
          </table:table-cell>
        </table:table-row>
        <table:table-row>
          <table:table-cell table:style-name="Tabelle1.A2" office:value-type="string">
            <text:p text:style-name="P46">Datacenter</text:p>
          </table:table-cell>
          <table:table-cell table:style-name="Tabelle1.A2" office:value-type="string">
            <text:p text:style-name="P46">1</text:p>
          </table:table-cell>
          <table:table-cell table:style-name="Tabelle1.C2" office:value-type="string">
            <text:p text:style-name="P46">Unbeschränkt</text:p>
          </table:table-cell>
        </table:table-row>
        <table:table-row>
          <table:table-cell table:style-name="Tabelle1.A2" office:value-type="string">
            <text:p text:style-name="P46">Standard</text:p>
          </table:table-cell>
          <table:table-cell table:style-name="Tabelle1.A2" office:value-type="string">
            <text:p text:style-name="P46">1</text:p>
          </table:table-cell>
          <table:table-cell table:style-name="Tabelle1.C2" office:value-type="string">
            <text:p text:style-name="P46">2</text:p>
          </table:table-cell>
        </table:table-row>
        <table:table-row>
          <table:table-cell table:style-name="Tabelle1.A2" office:value-type="string">
            <text:p text:style-name="P46">Essentials</text:p>
          </table:table-cell>
          <table:table-cell table:style-name="Tabelle1.A2" office:value-type="string">
            <text:p text:style-name="P46">1 (Pose oder Vose)</text:p>
          </table:table-cell>
          <table:table-cell table:style-name="Tabelle1.C2" office:value-type="string">
            <text:p text:style-name="P46">1 (Pose oder Vose)</text:p>
          </table:table-cell>
        </table:table-row>
        <table:table-row>
          <table:table-cell table:style-name="Tabelle1.A2" office:value-type="string">
            <text:p text:style-name="P46">Foundation</text:p>
          </table:table-cell>
          <table:table-cell table:style-name="Tabelle1.A2" office:value-type="string">
            <text:p text:style-name="P46">1</text:p>
          </table:table-cell>
          <table:table-cell table:style-name="Tabelle1.C2" office:value-type="string">
            <text:p text:style-name="P46">0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7">Server Lizenzierung</text:p>
      <text:p text:style-name="P27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P46">Einzelhandel</text:p>
          </table:table-cell>
          <table:table-cell table:style-name="Tabelle2.A1" office:value-type="string">
            <text:p text:style-name="P46">Volumelizenz</text:p>
          </table:table-cell>
          <table:table-cell table:style-name="Tabelle2.D1" office:value-type="string">
            <text:p text:style-name="P46">OEM</text:p>
          </table:table-cell>
        </table:table-row>
        <table:table-row>
          <table:table-cell table:style-name="Tabelle2.A2" office:value-type="string">
            <text:p text:style-name="P46">Datacenter</text:p>
          </table:table-cell>
          <table:table-cell table:style-name="Tabelle2.A2" office:value-type="string">
            <text:p text:style-name="P46">Nein</text:p>
          </table:table-cell>
          <table:table-cell table:style-name="Tabelle2.A2" office:value-type="string">
            <text:p text:style-name="P46">Ja</text:p>
          </table:table-cell>
          <table:table-cell table:style-name="Tabelle2.D2" office:value-type="string">
            <text:p text:style-name="P46">Ja</text:p>
          </table:table-cell>
        </table:table-row>
        <table:table-row>
          <table:table-cell table:style-name="Tabelle2.A2" office:value-type="string">
            <text:p text:style-name="P46">Standard</text:p>
          </table:table-cell>
          <table:table-cell table:style-name="Tabelle2.A2" office:value-type="string">
            <text:p text:style-name="P46">Ja</text:p>
          </table:table-cell>
          <table:table-cell table:style-name="Tabelle2.A2" office:value-type="string">
            <text:p text:style-name="P46">Ja</text:p>
          </table:table-cell>
          <table:table-cell table:style-name="Tabelle2.D2" office:value-type="string">
            <text:p text:style-name="P46">Ja</text:p>
          </table:table-cell>
        </table:table-row>
        <table:table-row>
          <table:table-cell table:style-name="Tabelle2.A2" office:value-type="string">
            <text:p text:style-name="P46">Essentials</text:p>
          </table:table-cell>
          <table:table-cell table:style-name="Tabelle2.A2" office:value-type="string">
            <text:p text:style-name="P46">Ja</text:p>
          </table:table-cell>
          <table:table-cell table:style-name="Tabelle2.A2" office:value-type="string">
            <text:p text:style-name="P46">Ja</text:p>
          </table:table-cell>
          <table:table-cell table:style-name="Tabelle2.D2" office:value-type="string">
            <text:p text:style-name="P46">Ja</text:p>
          </table:table-cell>
        </table:table-row>
        <table:table-row>
          <table:table-cell table:style-name="Tabelle2.A2" office:value-type="string">
            <text:p text:style-name="P46">Foundation</text:p>
          </table:table-cell>
          <table:table-cell table:style-name="Tabelle2.A2" office:value-type="string">
            <text:p text:style-name="P46">Nein</text:p>
          </table:table-cell>
          <table:table-cell table:style-name="Tabelle2.A2" office:value-type="string">
            <text:p text:style-name="P46">Nein</text:p>
          </table:table-cell>
          <table:table-cell table:style-name="Tabelle2.D2" office:value-type="string">
            <text:p text:style-name="P46">Ja</text:p>
          </table:table-cell>
        </table:table-row>
      </table:table>
      <text:p text:style-name="P27"/>
      <text:p text:style-name="P27"/>
      <text:p text:style-name="P1"><text:span text:style-name="T2">Installationsanforderungen</text:span><text:span text:style-name="T1"> </text:span></text:p>
      <text:p text:style-name="P27"/>
      <text:p text:style-name="P27">Minimum</text:p>
      <text:p text:style-name="P27"/>
      <text:list xml:id="list104771325402594086" text:style-name="L6">
        <text:list-item>
          <text:p text:style-name="P58">64bit CPU 1.4ghz</text:p>
        </text:list-item>
        <text:list-item>
          <text:p text:style-name="P58">512 Mb RAM</text:p>
        </text:list-item>
        <text:list-item>
          <text:p text:style-name="P58">32GB freier Harddiskplatz</text:p>
        </text:list-item>
        <text:list-item>
          <text:p text:style-name="P58">DVD Laufwerk</text:p>
        </text:list-item>
        <text:list-item>
          <text:p text:style-name="P58">Super VGA 800x600</text:p>
        </text:list-item>
        <text:list-item>
          <text:p text:style-name="P58">Tast. + Maus oder anderes kompatibles Zeigegerät</text:p>
        </text:list-item>
        <text:list-item>
          <text:p text:style-name="P58">Internetzugang</text:p>
        </text:list-item>
        <text:list-item>
          <text:p text:style-name="P58">Im Falle einer Netzwerkinstallation oder wenn mehr als 16gb Ram verwendet wird braucht es mehr als 32GB harddisk platz wg. Auslagerung, Ruhezustands und Sicherungsdateien</text:p>
        </text:list-item>
      </text:list>
      <text:p text:style-name="P27"/>
      <text:p text:style-name="P27">Maximal (Hardware)</text:p>
      <text:p text:style-name="P27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46">Win 2012 </text:p>
          </table:table-cell>
          <table:table-cell table:style-name="Tabelle3.C1" office:value-type="string">
            <text:p text:style-name="P46">Win2008R2</text:p>
          </table:table-cell>
        </table:table-row>
        <table:table-row>
          <table:table-cell table:style-name="Tabelle3.A2" office:value-type="string">
            <text:p text:style-name="P46">Logical CPU</text:p>
          </table:table-cell>
          <table:table-cell table:style-name="Tabelle3.A2" office:value-type="string">
            <text:p text:style-name="P46">640</text:p>
          </table:table-cell>
          <table:table-cell table:style-name="Tabelle3.C2" office:value-type="string">
            <text:p text:style-name="P46">256</text:p>
          </table:table-cell>
        </table:table-row>
        <table:table-row>
          <table:table-cell table:style-name="Tabelle3.A2" office:value-type="string">
            <text:p text:style-name="P46">RAM</text:p>
          </table:table-cell>
          <table:table-cell table:style-name="Tabelle3.A2" office:value-type="string">
            <text:p text:style-name="P46">4Tb</text:p>
          </table:table-cell>
          <table:table-cell table:style-name="Tabelle3.C2" office:value-type="string">
            <text:p text:style-name="P46">2Tb</text:p>
          </table:table-cell>
        </table:table-row>
        <table:table-row>
          <table:table-cell table:style-name="Tabelle3.A2" office:value-type="string">
            <text:p text:style-name="P46">Failover Clusternodes</text:p>
          </table:table-cell>
          <table:table-cell table:style-name="Tabelle3.A2" office:value-type="string">
            <text:p text:style-name="P46">64</text:p>
          </table:table-cell>
          <table:table-cell table:style-name="Tabelle3.C2" office:value-type="string">
            <text:p text:style-name="P46">16</text:p>
          </table:table-cell>
        </table:table-row>
      </table:table>
      <text:p text:style-name="P27"/>
      <text:p text:style-name="P27"/>
      <text:p text:style-name="P7">Server Core</text:p>
      <text:p text:style-name="P27"/>
      <text:list xml:id="list4065793736692924512" text:style-name="L7">
        <text:list-item>
          <text:p text:style-name="P59">kein Start Menu, Desktop Explorer Shell,MMC und praktisch keine grafischen Anwendungen</text:p>
        </text:list-item>
        <text:list-item>
          <text:p text:style-name="P59">ist Installationsoption</text:p>
        </text:list-item>
        <text:list-item>
          <text:p text:style-name="P59">von Server Core zu Grafische Gui und wieder zurück möglich</text:p>
        </text:list-item>
        <text:list-item>
          <text:p text:style-name="P59">Ist Standard Install Einstellung</text:p>
        </text:list-item>
        <text:list-item>
          <text:p text:style-name="P59">PowerShell 3.0 = 2430 Cmdlets (unter 2.0 = 230 Cmdlet)</text:p>
        </text:list-item>
        <text:list-item>
          <text:p text:style-name="P59">Umfasst 12 von 19 Rollen mit Support für MSSQL 2012 (Win2008 R2 ServerCore nur 10 Rollen</text:p>
        </text:list-item>
        <text:list-item>
          <text:p text:style-name="P61"><text:span text:style-name="T4">Uninstall-WindowsFeature Server-Gui-Mgtm-Infra,Server-Gui-Shell -Restart</text:span><text:span text:style-name="T3"> (Change Server Gui in ServerCore</text:span></text:p>
        </text:list-item>
        <text:list-item>
          <text:p text:style-name="P61"><text:span text:style-name="T11">Uninstall-WindowsFeature Server-Gui-Mgtm-Infra,Server-Gui-Shell -Remove</text:span><text:span text:style-name="T12"> </text:span><text:span text:style-name="T3">(Server Gui vollständig aus System entfernen)</text:span></text:p>
        </text:list-item>
      </text:list>
      <text:p text:style-name="P27"><text:soft-page-break/></text:p>
      <text:p text:style-name="P27"/>
      <text:p text:style-name="P27"/>
      <text:p text:style-name="P27"/>
      <text:p text:style-name="P27"/>
      <text:p text:style-name="P7">Vorteile Server Core</text:p>
      <text:p text:style-name="P27"/>
      <text:list xml:id="list4943836227122696110" text:style-name="L8">
        <text:list-item>
          <text:p text:style-name="P60">Hardwareressourcenschonung</text:p>
        </text:list-item>
        <text:list-item>
          <text:p text:style-name="P60">Geringerer Festplattenplatzbedarf</text:p>
        </text:list-item>
        <text:list-item>
          <text:p text:style-name="P60">Niedrigere Patch Häufigkeit</text:p>
        </text:list-item>
        <text:list-item>
          <text:p text:style-name="P60">Kleiner Angriffsfläche</text:p>
        </text:list-item>
      </text:list>
      <text:p text:style-name="P27"/>
      <text:p text:style-name="P27"/>
      <text:p text:style-name="P7">Rollen in ServerCore</text:p>
      <text:p text:style-name="P27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6">Rolle in ServerCore</text:p>
          </table:table-cell>
          <table:table-cell table:style-name="Tabelle4.B1" office:value-type="string">
            <text:p text:style-name="P46">Rolle nicht in Servercore</text:p>
          </table:table-cell>
        </table:table-row>
        <table:table-row>
          <table:table-cell table:style-name="Tabelle4.A2" office:value-type="string">
            <text:p text:style-name="P46">AD Zertifikatsdienste</text:p>
          </table:table-cell>
          <table:table-cell table:style-name="Tabelle4.B2" office:value-type="string">
            <text:p text:style-name="P46">AD Verbundsdienste</text:p>
          </table:table-cell>
        </table:table-row>
        <table:table-row>
          <table:table-cell table:style-name="Tabelle4.A2" office:value-type="string">
            <text:p text:style-name="P46">AD Domänenienste</text:p>
          </table:table-cell>
          <table:table-cell table:style-name="Tabelle4.B2" office:value-type="string">
            <text:p text:style-name="P46">Anwendungsserver</text:p>
          </table:table-cell>
        </table:table-row>
        <table:table-row>
          <table:table-cell table:style-name="Tabelle4.A2" office:value-type="string">
            <text:p text:style-name="P46">AD LDS</text:p>
          </table:table-cell>
          <table:table-cell table:style-name="Tabelle4.B2" office:value-type="string">
            <text:p text:style-name="P46">Faxserver</text:p>
          </table:table-cell>
        </table:table-row>
        <table:table-row>
          <table:table-cell table:style-name="Tabelle4.A2" office:value-type="string">
            <text:p text:style-name="P46">AD Rechteverwaltungsdienste</text:p>
          </table:table-cell>
          <table:table-cell table:style-name="Tabelle4.B2" office:value-type="string">
            <text:p text:style-name="P46">Netzwerkrichtlinien und Zugriffsdienste</text:p>
          </table:table-cell>
        </table:table-row>
        <table:table-row>
          <table:table-cell table:style-name="Tabelle4.A2" office:value-type="string">
            <text:p text:style-name="P46">DHCP Server</text:p>
          </table:table-cell>
          <table:table-cell table:style-name="Tabelle4.B2" office:value-type="string">
            <text:p text:style-name="P46">Remotedesktop</text:p>
            <text:p text:style-name="P46">Remotedesktopgateway</text:p>
            <text:p text:style-name="P46">Remotedesktopsessionhost</text:p>
            <text:p text:style-name="P46">Webaccess Remotedesktop</text:p>
          </table:table-cell>
        </table:table-row>
        <table:table-row>
          <table:table-cell table:style-name="Tabelle4.A2" office:value-type="string">
            <text:p text:style-name="P46">DNS Server</text:p>
          </table:table-cell>
          <table:table-cell table:style-name="Tabelle4.B2" office:value-type="string">
            <text:p text:style-name="P46">Volumenaktivierungsdienste</text:p>
          </table:table-cell>
        </table:table-row>
        <table:table-row>
          <table:table-cell table:style-name="Tabelle4.A2" office:value-type="string">
            <text:p text:style-name="P46">Datei- und Speicherdienste</text:p>
          </table:table-cell>
          <table:table-cell table:style-name="Tabelle4.B2" office:value-type="string">
            <text:p text:style-name="P46">Windows-Bereitstellungsdienste</text:p>
          </table:table-cell>
        </table:table-row>
        <table:table-row>
          <table:table-cell table:style-name="Tabelle4.A2" office:value-type="string">
            <text:p text:style-name="P46">Hyper-v</text:p>
          </table:table-cell>
          <table:table-cell table:style-name="Tabelle4.B2" office:value-type="string">
            <text:p text:style-name="P45"/>
          </table:table-cell>
        </table:table-row>
        <table:table-row>
          <table:table-cell table:style-name="Tabelle4.A2" office:value-type="string">
            <text:p text:style-name="P46">Druck- und Dokumentendienste</text:p>
          </table:table-cell>
          <table:table-cell table:style-name="Tabelle4.B2" office:value-type="string">
            <text:p text:style-name="P45"/>
          </table:table-cell>
        </table:table-row>
        <table:table-row>
          <table:table-cell table:style-name="Tabelle4.A2" office:value-type="string">
            <text:p text:style-name="P46">Remotezugriff</text:p>
          </table:table-cell>
          <table:table-cell table:style-name="Tabelle4.B2" office:value-type="string">
            <text:p text:style-name="P45"/>
          </table:table-cell>
        </table:table-row>
        <table:table-row>
          <table:table-cell table:style-name="Tabelle4.A2" office:value-type="string">
            <text:p text:style-name="P46">IIS</text:p>
          </table:table-cell>
          <table:table-cell table:style-name="Tabelle4.B2" office:value-type="string">
            <text:p text:style-name="P45"/>
          </table:table-cell>
        </table:table-row>
        <table:table-row>
          <table:table-cell table:style-name="Tabelle4.A2" office:value-type="string">
            <text:p text:style-name="P46">WSUS</text:p>
          </table:table-cell>
          <table:table-cell table:style-name="Tabelle4.B2" office:value-type="string">
            <text:p text:style-name="P45"/>
          </table:table-cell>
        </table:table-row>
      </table:table>
      <text:p text:style-name="P27"/>
      <text:p text:style-name="P27"/>
      <text:p text:style-name="P27"/>
      <text:p text:style-name="P8">Minimal Serverschnittstelle</text:p>
      <text:p text:style-name="P28"/>
      <text:list xml:id="list4606955671680842044" text:style-name="L9">
        <text:list-item>
          <text:p text:style-name="P62">Verzichtet auf einige Hardwareintensive Elemente aus GUI (IE, Windowsshell komponenenten/Desktop, Datei Explorer, Win8 Desktop Apps, Shell Erweiterungen der Systemsteuerung)</text:p>
        </text:list-item>
        <text:list-item>
          <text:p text:style-name="P62">es verbleiben ServerManger, MMC, Gerätemanager und Windows Powershell oberfläche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"><text:soft-page-break/>Features On Demand (Features bei Bedarf)</text:p>
      <text:p text:style-name="P27"/>
      <text:list xml:id="list984191830945089999" text:style-name="L10">
        <text:list-item>
          <text:p text:style-name="P63">Winsxs = Syde by Side Komponentenspeicher = alle Installationsdateien</text:p>
        </text:list-item>
        <text:list-item>
          <text:p text:style-name="P63">Mit on demand können Features nicht nur deaktiviert sondern auch entfernt werden</text:p>
        </text:list-item>
        <text:list-item>
          <text:p text:style-name="P63">AKTIVIERT;DEAKTIVIERT; DEAKTIVIERT UND ENTFERNT</text:p>
        </text:list-item>
        <text:list-item>
          <text:p text:style-name="P63">cmdlet: Uninstall-WindowsFeature Server-Gui-Shell -Remove</text:p>
        </text:list-item>
        <text:list-item>
          <text:p text:style-name="P63">Wird ein removed Feature wieder benötigt wird es via Windows Update oder via Imagedatei neu beschafft</text:p>
        </text:list-item>
        <text:list-item>
          <text:p text:style-name="P63">Imagedatei =Install-WindowsFeature -Source...</text:p>
        </text:list-item>
      </text:list>
      <text:p text:style-name="P28"/>
      <text:p text:style-name="P28"/>
      <text:p text:style-name="P8">Nicht unterstützte Upgrade Pfade</text:p>
      <text:p text:style-name="P28"/>
      <text:list xml:id="list2546887525407747390" text:style-name="L11">
        <text:list-item>
          <text:p text:style-name="P64">Upgrades von vor Win 2008 Versionen</text:p>
        </text:list-item>
        <text:list-item>
          <text:p text:style-name="P64">Upgrade von pre RTM Editonen von Win2012</text:p>
        </text:list-item>
        <text:list-item>
          <text:p text:style-name="P64">Upgrade von Win OS für Arbeitsstationen</text:p>
        </text:list-item>
        <text:list-item>
          <text:p text:style-name="P64">Plattformübergreifende Upgrades 32 auf 64 bit</text:p>
        </text:list-item>
        <text:list-item>
          <text:p text:style-name="P64">Upgrade von Itanium Edition</text:p>
        </text:list-item>
        <text:list-item>
          <text:p text:style-name="P64">Sprachübergreifende Upgrades</text:p>
        </text:list-item>
      </text:list>
      <text:p text:style-name="P28"/>
      <text:p text:style-name="P8">Faktoren bei Upgrade (Seite 25)</text:p>
      <text:p text:style-name="P28"/>
      <text:list xml:id="list4524647674655043946" text:style-name="L12">
        <text:list-item>
          <text:p text:style-name="P65">Hardwarekompatibilät prüfen</text:p>
        </text:list-item>
        <text:list-item>
          <text:p text:style-name="P65">Festplattenplatz prüfen</text:p>
        </text:list-item>
        <text:list-item>
          <text:p text:style-name="P65">Signierung Software (wenn nötig F8 Taste Treibsignatur deaktivieren)</text:p>
        </text:list-item>
        <text:list-item>
          <text:p text:style-name="P65">Treiber für Speicher (wenn nötig F6 Treiber einbinden von USB/CD etc.)</text:p>
        </text:list-item>
        <text:list-item>
          <text:p text:style-name="P65">Anwendungskompatibilät prüfen</text:p>
        </text:list-item>
        <text:list-item>
          <text:p text:style-name="P65">Funktionalität prüfen des upzudatenden Systems</text:p>
        </text:list-item>
        <text:list-item>
          <text:p text:style-name="P65">Vollständige Sicherung durchführen</text:p>
        </text:list-item>
        <text:list-item>
          <text:p text:style-name="P65">Virenschutz deaktiiveren</text:p>
        </text:list-item>
        <text:list-item>
          <text:p text:style-name="P65">von USV trennen</text:p>
        </text:list-item>
        <text:list-item>
          <text:p text:style-name="P65">Win2012 Installationsmediung</text:p>
        </text:list-item>
        <text:list-item>
          <text:p text:style-name="P65">Upgrade ist nach Abschluss irreversibel</text:p>
        </text:list-item>
        <text:list-item>
          <text:p text:style-name="P65">Windows Servermigrationstools</text:p>
        </text:list-item>
      </text:list>
      <text:p text:style-name="P28"/>
      <text:p text:style-name="P28"/>
      <text:p text:style-name="P8">Fragen</text:p>
      <text:p text:style-name="P28"/>
      <text:list xml:id="list6541892285100678960" text:style-name="L13">
        <text:list-item>
          <text:p text:style-name="P66">DNS und DHCP sind Infrastrukturdienste</text:p>
        </text:list-item>
        <text:list-item>
          <text:p text:style-name="P67">Von ServerCore zur Minimalen Serverschnitstelle mit Installieren von „Tools und Infrastruktur für grafische Verwaltung“</text:p>
        </text:list-item>
        <text:list-item>
          <text:p text:style-name="P67">WinSxS speicher sämtliche Module für OS Installation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"><text:soft-page-break/>Server konfigurieren</text:p>
      <text:p text:style-name="P30"/>
      <text:p text:style-name="P9">Aufgaben nach Installation</text:p>
      <text:p text:style-name="P30"/>
      <text:list xml:id="list1789684890783140424" text:style-name="L14">
        <text:list-item>
          <text:p text:style-name="P70">Netzwerkverbindung konfigurieren</text:p>
        </text:list-item>
        <text:list-item>
          <text:p text:style-name="P70">Zeitzone festlegen</text:p>
        </text:list-item>
        <text:list-item>
          <text:p text:style-name="P70">RDP aktivieren</text:p>
        </text:list-item>
        <text:list-item>
          <text:p text:style-name="P70">Computer umbennen</text:p>
        </text:list-item>
        <text:list-item>
          <text:p text:style-name="P70">Domäne beitreten</text:p>
        </text:list-item>
      </text:list>
      <text:p text:style-name="P30"/>
      <text:p text:style-name="P30"/>
      <text:p text:style-name="P9">Befehlszeilentools</text:p>
      <text:p text:style-name="P30"/>
      <text:list xml:id="list4893533800637998264" text:style-name="L15">
        <text:list-item>
          <text:p text:style-name="P71">Computername ändern:<text:line-break/>netdom renamecomputer %ComputerName% /NewName: &lt;Newcomputernam&gt;</text:p>
        </text:list-item>
        <text:list-item>
          <text:p text:style-name="P71">shutdown /r</text:p>
        </text:list-item>
        <text:list-item>
          <text:p text:style-name="P71">Domäne joinen:<text:line-break/>netdom join %ComputerName% /domain: &lt;domainname&gt; /userd: &lt;username&gt; /passwordd:* (*fragt Passwort für angegebene Benuterkonto ab)</text:p>
        </text:list-item>
        <text:list-item>
          <text:p text:style-name="P71">Set-RemoteDesktop -Enable</text:p>
        </text:list-item>
        <text:list-item>
          <text:p text:style-name="P71">netsh.exe Konfiguration IP</text:p>
        </text:list-item>
      </text:list>
      <text:p text:style-name="P30"/>
      <text:p text:style-name="P30"/>
      <text:p text:style-name="P9">ServerGui in ServerCore konvertieren und umgekehrt</text:p>
      <text:p text:style-name="P30"/>
      <text:list xml:id="list8075649851029033401" text:style-name="L16">
        <text:list-item>
          <text:p text:style-name="P74"><text:span text:style-name="T8">In ServerManager unter Rollen/Features entfernen: <text:line-break/></text:span><text:span text:style-name="T6">Tools und Infrastruktur für die grafische Verwaltung <text:line-break/>Grafische Shell für Server</text:span></text:p>
        </text:list-item>
        <text:list-item>
          <text:p text:style-name="P72">Install-WindowsFeature Server-Gui-Mgmt-Infra,Server-Gui-Shell -Restart</text:p>
        </text:list-item>
        <text:list-item>
          <text:p text:style-name="P72">Uninstall-WindowsFeature Server-Gui-Mgmt-Infra,Server-Gui-Shell -Restart</text:p>
        </text:list-item>
      </text:list>
      <text:p text:style-name="P30"/>
      <text:p text:style-name="P9">NIC Teaming</text:p>
      <text:p text:style-name="P30"/>
      <text:list xml:id="list897488119335292480" text:style-name="L17">
        <text:list-item>
          <text:p text:style-name="P73">Neues Feature in Win 2012</text:p>
        </text:list-item>
        <text:list-item>
          <text:p text:style-name="P73">Bandbreite <text:s/>von NICs zusammenfassen = Performance + Fehlertoleranz</text:p>
        </text:list-item>
        <text:list-item>
          <text:p text:style-name="P73">Auch „Loadbalancing und Failover“ oder „Bandbreitenaggregation“ genannt</text:p>
        </text:list-item>
        <text:list-item>
          <text:p text:style-name="P73">Hardwareunabhängig</text:p>
        </text:list-item>
        <text:list-item>
          <text:p text:style-name="P73">mehrere Nics zu einer Schnitstelle zusammenfassen</text:p>
        </text:list-item>
        <text:list-item>
          <text:p text:style-name="P73">Keine Performanceverbesserung bei grossen Dateiübertragungen(weil Out of Order TCP Segmente zu minimieren). Z.b bei Hyper-V Livemigration vermeidet das System Verwendung mehrere Adapter</text:p>
        </text:list-item>
        <text:list-item>
          <text:p text:style-name="P73">Teaming via Server Manager oder Windows Powershell machen</text:p>
        </text:list-item>
        <text:list-item>
          <text:p text:style-name="P68"><text:span text:style-name="T8">Teammodus auswählen: Switchunabhängig, Statischer Teamvorgang, LACP </text:span><text:span text:style-name="T10">(nur wenn switch LACP, kein Modus des Teamings an und für sich)</text:span></text:p>
        </text:list-item>
        <text:list-item>
          <text:p text:style-name="P73">Lastaugleichsmodus: Adresshash und Hyper-V-Port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9">Zwei NIC Teaming Modi's</text:p>
      <text:p text:style-name="P30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7">Switchunabhängiger Modus</text:p>
          </table:table-cell>
          <table:table-cell table:style-name="Tabelle5.B1" office:value-type="string">
            <text:p text:style-name="P47">Switchabhängiger Modus</text:p>
          </table:table-cell>
        </table:table-row>
        <table:table-row>
          <table:table-cell table:style-name="Tabelle5.A2" office:value-type="string">
            <text:p text:style-name="P47">Nics an verschiedenen Switches angeschlossen, dadurch alternative Routen</text:p>
          </table:table-cell>
          <table:table-cell table:style-name="Tabelle5.B2" office:value-type="string">
            <text:p text:style-name="P47">Nics am gleichen Switch angeschlossen, dadurch zusammengefasste Bandbreite</text:p>
          </table:table-cell>
        </table:table-row>
        <table:table-row>
          <table:table-cell table:style-name="Tabelle5.A2" office:value-type="string">
            <text:p text:style-name="P47">Zwei Konfigs: aktiv/aktiv / aktiv/passiv</text:p>
          </table:table-cell>
          <table:table-cell table:style-name="Tabelle5.B2" office:value-type="string">
            <text:p text:style-name="P47">Zwei Modis: Statische und Dynamisch, dynamisch verwendet LACP 802.3ax wenn Switch dies unterstützt</text:p>
          </table:table-cell>
        </table:table-row>
      </table:table>
      <text:p text:style-name="P30"/>
      <text:p text:style-name="P30"/>
      <text:p text:style-name="P10">Server Manager</text:p>
      <text:p text:style-name="P31"/>
      <text:list xml:id="list3371922128737846989" text:style-name="L18">
        <text:list-item>
          <text:p text:style-name="P75">Ist neu in Win 2012 Server</text:p>
        </text:list-item>
        <text:list-item>
          <text:p text:style-name="P75">ServerManager kann Rollen/Features auf jedem beliebigen Server im Netzwerk installieren, jedoch nicht gleichzeitig auf mehreren (geht nur mit Powershell</text:p>
        </text:list-item>
        <text:list-item>
          <text:p text:style-name="P75">In Server Manager kann virt. oder physische Server ab Windows 2003 hinzugefügt werden</text:p>
        </text:list-item>
        <text:list-item>
          <text:p text:style-name="P75">Server können anhand von AD, DNS oder über Textliste IMPORTIERT werden</text:p>
        </text:list-item>
        <text:list-item>
          <text:p text:style-name="P75">Auf hinzugefügte Server kann via MMC,Computerverwaltung oder Powershell Remotesitzung darauf zugegriffen werden</text:p>
        </text:list-item>
        <text:list-item>
          <text:p text:style-name="P75">Gruppierung von Servern mögliche <text:s/>(Servergruppen)</text:p>
        </text:list-item>
      </text:list>
      <text:p text:style-name="P31"/>
      <text:p text:style-name="P31"/>
      <text:p text:style-name="P10">Rollen/Features</text:p>
      <text:p text:style-name="P31"/>
      <text:list xml:id="list4006955635355771968" text:style-name="L19">
        <text:list-item>
          <text:p text:style-name="P77">Win 2012 kann im gegensatz zu früheren Win Serven mehrere Rollen/Features gleichzeitig installieren</text:p>
        </text:list-item>
        <text:list-item>
          <text:p text:style-name="P69"><text:span text:style-name="T9">3 Optionen am Ende von Rollen/Feature Installation:<text:line-break/>Zielserver automatisch neu starten<text:line-break/>Konfigurationseinstellungen exportieren (erzeugt XML Script) <text:line-break/>IMPORTXML</text:span><text:span text:style-name="T5">--&gt; Install-WindowsFeature -ConfigurationFilePath &lt;exportedconfig.xml&gt;</text:span><text:span text:style-name="T9"><text:line-break/>Alternativen Quellpfad eingeben (legt Speicherort einer Imagedatei fest)</text:span></text:p>
        </text:list-item>
        <text:list-item>
          <text:p text:style-name="P78">Rollen/Features kann auch auf Virt Server welcher im Offline Status ist installiert werden (vhd). Der Assisten muss hierbei die VHD Datei auf dem bereitgestellten Server mounten (nicht Starten)</text:p>
        </text:list-item>
        <text:list-item>
          <text:p text:style-name="P78">Install-WindowsFeature (Install Rollen/Features)</text:p>
        </text:list-item>
        <text:list-item>
          <text:p text:style-name="P78">Get-WindowsFeature (Abfrage Kurznamen der Rollen in Powershell)</text:p>
        </text:list-item>
        <text:list-item>
          <text:p text:style-name="P78">Install-WindowsFeature FS-Fileserver,Web-Server,Web-FTP-Service etc.</text:p>
        </text:list-item>
      </text:list>
      <text:p text:style-name="P32"/>
      <text:p text:style-name="P11">Dienste konfigurieren</text:p>
      <text:p text:style-name="P32"/>
      <text:list xml:id="list896917545399145512" text:style-name="L20">
        <text:list-item>
          <text:p text:style-name="P79">Dienste im Server-Manager können nur gestarten und beendet werden (Starttyp ändern etc. geht nur in MMC)</text:p>
        </text:list-item>
        <text:list-item>
          <text:p text:style-name="P79">Dienste aller hinzugefügten Server können im ServerManager gemonitored werden</text:p>
        </text:list-item>
      </text:list>
      <text:p text:style-name="P31"/>
      <text:p text:style-name="P31"/>
      <text:p text:style-name="P31"/>
      <text:p text:style-name="P31"/>
      <text:p text:style-name="P31"/>
      <text:p text:style-name="P4"><text:soft-page-break/>Lokalen Speicher konfiugrieren</text:p>
      <text:p text:style-name="P33"/>
      <text:p text:style-name="P12">Konzeptionelle Faktoren Speicherplanung</text:p>
      <text:p text:style-name="P33"/>
      <text:list xml:id="list8634203346323812586" text:style-name="L21">
        <text:list-item>
          <text:p text:style-name="P80">Speicherkapazität welcher Server benötigt</text:p>
        </text:list-item>
        <text:list-item>
          <text:p text:style-name="P80">Anzahl gleichzeitige Benutzer welche auf Server zugreifen</text:p>
        </text:list-item>
        <text:list-item>
          <text:p text:style-name="P80">Vertraulichkeit der Daten</text:p>
        </text:list-item>
        <text:list-item>
          <text:p text:style-name="P80">Wichtigkeit der Daten</text:p>
        </text:list-item>
        <text:list-item>
          <text:p text:style-name="P80">Wieviel Server</text:p>
        </text:list-item>
        <text:list-item>
          <text:p text:style-name="P80">Speichergrenzen berücksichtigen</text:p>
        </text:list-item>
        <text:list-item>
          <text:p text:style-name="P80">Standorte, Netztopologie beachten</text:p>
        </text:list-item>
        <text:list-item>
          <text:p text:style-name="P80">Wieviel Fehlertoleranz,Hochverfügbarkeit und Performance sind nötig</text:p>
        </text:list-item>
      </text:list>
      <text:p text:style-name="P33"/>
      <text:p text:style-name="P12">Storage Spaces</text:p>
      <text:p text:style-name="P33"/>
      <text:list xml:id="list4038833179775176178" text:style-name="L22">
        <text:list-item>
          <text:p text:style-name="P81">Storage Spaces = Speicherplätze</text:p>
        </text:list-item>
        <text:list-item>
          <text:p text:style-name="P81">neue Datenträgervirtualisierungstechnik in Win 2012</text:p>
        </text:list-item>
        <text:list-item>
          <text:p text:style-name="P81">damit kann Speicherkapazität von mehreren Disks verkettet werden um virtuelle Datenträger beliebiger Grösse zu schaffen</text:p>
        </text:list-item>
        <text:list-item>
          <text:p text:style-name="P81">JBOD, normale direkt angeschlossene Standarfestplatten</text:p>
        </text:list-item>
        <text:list-item>
          <text:p text:style-name="P81">Storage Spaces erstellen Speicherpools</text:p>
        </text:list-item>
        <text:list-item>
          <text:p text:style-name="P81">Speicherpool kann sich über mehrere Disks erstrecken und akkumuliert den Platz</text:p>
        </text:list-item>
        <text:list-item>
          <text:p text:style-name="P81">Erweiterbar oder Verkleinerbar indem Disks hinzugefügt/entfernt werden</text:p>
        </text:list-item>
        <text:list-item>
          <text:p text:style-name="P81">Virtuelle Datenträger verhalten sich wie physische Datenträger</text:p>
        </text:list-item>
        <text:list-item>
          <text:p text:style-name="P81">Virtuelle Datenträger können Fehlertroleranz realisieren</text:p>
        </text:list-item>
        <text:list-item>
          <text:p text:style-name="P81">Auf virtuellen Datenträger könne Volumes errichtet werden wie auf physischer</text:p>
        </text:list-item>
      </text:list>
      <text:p text:style-name="P33"/>
      <text:p text:style-name="P12">Windows Datenträgereinstellungen</text:p>
      <text:p text:style-name="P33"/>
      <text:list xml:id="list2698513963798562118" text:style-name="L23">
        <text:list-item>
          <text:p text:style-name="P82">Partitionsstil auswählen (MBT vs. GPT)</text:p>
        </text:list-item>
        <text:list-item>
          <text:p text:style-name="P82">Datenträgertyp auswählen (Basis vs Dynamisch)</text:p>
        </text:list-item>
        <text:list-item>
          <text:p text:style-name="P82">Partition vs. Volumes</text:p>
        </text:list-item>
        <text:list-item>
          <text:p text:style-name="P82">Formatierung</text:p>
        </text:list-item>
      </text:list>
      <text:p text:style-name="P33"/>
      <text:p text:style-name="P12">Partitionsstil (wie Partitionen organsiert werden)</text:p>
      <text:p text:style-name="P33"/>
      <text:list xml:id="list6963418228048527534" text:style-name="L24">
        <text:list-item>
          <text:p text:style-name="P83">nicht möglich beide für eine Festplatte zu verwenden</text:p>
        </text:list-item>
        <text:list-item>
          <text:p text:style-name="P83">Im ServerManager wird GPT verwendet egal ob phys. oder virt Disk; ServerManagr kann keine MBR unterstützen aber anzeigen</text:p>
        </text:list-item>
        <text:list-item>
          <text:p text:style-name="P84">konvertierung möglich von mbr in gpt und zurück aber destruktiv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/>
      <table:table table:name="Tabelle6" table:style-name="Tabelle6">
        <table:table-column table:style-name="Tabelle6.A"/>
        <table:table-column table:style-name="Tabelle6.B"/>
        <text:soft-page-break/>
        <table:table-row>
          <table:table-cell table:style-name="Tabelle6.A1" office:value-type="string">
            <text:p text:style-name="P50">MBR</text:p>
          </table:table-cell>
          <table:table-cell table:style-name="Tabelle6.B1" office:value-type="string">
            <text:p text:style-name="P50">GPT</text:p>
          </table:table-cell>
        </table:table-row>
        <table:table-row>
          <table:table-cell table:style-name="Tabelle6.A2" office:value-type="string">
            <text:p text:style-name="P51">Master Boot Record</text:p>
          </table:table-cell>
          <table:table-cell table:style-name="Tabelle6.B2" office:value-type="string">
            <text:p text:style-name="P51">GUID Partition Table</text:p>
          </table:table-cell>
        </table:table-row>
        <table:table-row>
          <table:table-cell table:style-name="Tabelle6.A2" office:value-type="string">
            <text:p text:style-name="P51">Für x86 und x64 immer noch gebräuchlich</text:p>
          </table:table-cell>
          <table:table-cell table:style-name="Tabelle6.B2" office:value-type="string">
            <text:p text:style-name="P51">Seit Ende 90-er</text:p>
            <text:p text:style-name="P51">Von keiner x86 Version vor Windows 2008/Vista unterstützt</text:p>
          </table:table-cell>
        </table:table-row>
        <table:table-row>
          <table:table-cell table:style-name="Tabelle6.A2" office:value-type="string">
            <text:p text:style-name="P48"/>
          </table:table-cell>
          <table:table-cell table:style-name="Tabelle6.B2" office:value-type="string">
            <text:p text:style-name="P51">Booten von GPT Part nur möglich wenn EFI <text:s/>Bootpartition unterstützt wird, andernfalls muss die Bootdisk MBR sein und GPT kann nur auf separaten nicht Bootdisks eingesetzt werden</text:p>
          </table:table-cell>
        </table:table-row>
      </table:table>
      <text:p text:style-name="P33"/>
      <text:p text:style-name="P12">Datenträgertypen</text:p>
      <text:p text:style-name="P33"/>
      <text:list xml:id="list744045543232032712" text:style-name="L25">
        <text:list-item>
          <text:p text:style-name="P86">Nicht möglich beide gemischt auf demselben Laufwerk zu verwenden, im Computer kann jedoch gemischt werden</text:p>
        </text:list-item>
        <text:list-item>
          <text:p text:style-name="P86">Partitionen wenn Basis Festplatte</text:p>
        </text:list-item>
        <text:list-item>
          <text:p text:style-name="P86">Volumes wenn Dynamische Festplatte</text:p>
        </text:list-item>
      </text:list>
      <text:p text:style-name="P33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52">BASIS</text:p>
          </table:table-cell>
          <table:table-cell table:style-name="Tabelle7.B1" office:value-type="string">
            <text:p text:style-name="P52">DYNAMISCH</text:p>
          </table:table-cell>
        </table:table-row>
        <table:table-row>
          <table:table-cell table:style-name="Tabelle7.A2" office:value-type="string">
            <text:p text:style-name="P52">Basisfestplatte mit MBR können 3 primäre Partitionen erstellt werden, 4-te ist ein erweitertes Volume mit logischem Laufwerk</text:p>
          </table:table-cell>
          <table:table-cell table:style-name="Tabelle7.B2" office:value-type="string">
            <text:p text:style-name="P52">Auf einer dynamischen Festplatte können Volumes unbegrenzter Zahl erstellt werden. Dynamische Festplatten unterstützen unterschiedliche Volumetypen</text:p>
          </table:table-cell>
        </table:table-row>
        <table:table-row>
          <table:table-cell table:style-name="Tabelle7.A2" office:value-type="string">
            <text:p text:style-name="P52">Bassisfestplatte mit GPT kann 128 primäre Partitionen erstellen. Auf GPT gibt es weder erweiterte noch logische Laufwerke</text:p>
          </table:table-cell>
          <table:table-cell table:style-name="Tabelle7.B2" office:value-type="string">
            <text:p text:style-name="P49"/>
          </table:table-cell>
        </table:table-row>
      </table:table>
      <text:p text:style-name="P33"/>
      <text:p text:style-name="P33"/>
      <text:p text:style-name="P13">Volumetypen</text:p>
      <text:p text:style-name="P35"/>
      <text:p text:style-name="P23">Einfaches Volume</text:p>
      <text:list xml:id="list6897869916376861473" text:style-name="L26">
        <text:list-item>
          <text:p text:style-name="P87">Besteht aus einer Festplatte. Kann erweitert werden auf übergreifendes oder Stripsetvolume wenn Disks hinzugefügt werden</text:p>
        </text:list-item>
        <text:list-item>
          <text:p text:style-name="P87">Erweiterbar/Verkleinerbar</text:p>
        </text:list-item>
      </text:list>
      <text:p text:style-name="P36"/>
      <text:p text:style-name="P23">Uebergreifendes Volume</text:p>
      <text:list xml:id="list6005138590890598979" text:style-name="L27">
        <text:list-item>
          <text:p text:style-name="P88">Besteht aus 2-32physischen dynamischen Festplatten</text:p>
        </text:list-item>
        <text:list-item>
          <text:p text:style-name="P88">Fasst den Platz von mehreren dynamische Disks zusammen zu einem Volume</text:p>
        </text:list-item>
        <text:list-item>
          <text:p text:style-name="P88">Windows füllt Daten zuerst auf eine Disk dann die nächste etc.</text:p>
        </text:list-item>
        <text:list-item>
          <text:p text:style-name="P88">Erweiterbar</text:p>
        </text:list-item>
        <text:list-item>
          <text:p text:style-name="P88">keine Lese-Schreibperfromance Erhöhung dadurch</text:p>
        </text:list-item>
        <text:list-item>
          <text:p text:style-name="P88">keine Fehlertoleranz dadurch</text:p>
        </text:list-item>
        <text:list-item>
          <text:p text:style-name="P88">wenn eine Disk im übergreifenden Volume ausfällt gehen alle Daten verloren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24"><text:soft-page-break/>Stripset Volume</text:p>
      <text:list xml:id="list500907371" text:continue-numbering="true" text:style-name="L27">
        <text:list-item>
          <text:p text:style-name="P89">Besteht aus 2-32physischen dynamischen Festplatten</text:p>
        </text:list-item>
        <text:list-item>
          <text:p text:style-name="P91">Daten werden verteilt geschrieben</text:p>
        </text:list-item>
        <text:list-item>
          <text:p text:style-name="P91">verbessert Performance</text:p>
        </text:list-item>
        <text:list-item>
          <text:p text:style-name="P91">keine Fehlertoleranz dadurch</text:p>
        </text:list-item>
        <text:list-item>
          <text:p text:style-name="P91">lassen sich nicht erweitern</text:p>
        </text:list-item>
        <text:list-item>
          <text:p text:style-name="P90">wenn eine Disk im übergreifenden Volume ausfällt gehen alle Daten verloren</text:p>
        </text:list-item>
      </text:list>
      <text:p text:style-name="P25"/>
      <text:p text:style-name="P26">Gespiegeltes Volume</text:p>
      <text:list xml:id="list5349247538874094811" text:style-name="L28">
        <text:list-item>
          <text:p text:style-name="P92">besteht aus zwei gleich grossen dynamischen Festplatten</text:p>
        </text:list-item>
        <text:list-item>
          <text:p text:style-name="P92">führt lese-schreiboperationen auf beiden Disks gleichzeitig durch</text:p>
        </text:list-item>
        <text:list-item>
          <text:p text:style-name="P92">Fehlertoleranz wenn eine Disks ausfällt</text:p>
        </text:list-item>
      </text:list>
      <text:p text:style-name="P38"/>
      <text:p text:style-name="P38"/>
      <text:p text:style-name="P38"/>
      <text:p text:style-name="P26">Raid 5 Volume</text:p>
      <text:list xml:id="list7621685211420573529" text:style-name="L29">
        <text:list-item>
          <text:p text:style-name="P93">besteht aus 3 oder mehr dynamsichen Festplatten</text:p>
        </text:list-item>
        <text:list-item>
          <text:p text:style-name="P93">schreibt Partitäts und Daten streifenweise über alle Festplatten</text:p>
        </text:list-item>
        <text:list-item>
          <text:p text:style-name="P93">Fehlertoleranz wenn Disk ausfällt</text:p>
        </text:list-item>
        <text:list-item>
          <text:p text:style-name="P93">höhere Leseperformance, schlechtere Schreibperformance</text:p>
        </text:list-item>
      </text:list>
      <text:p text:style-name="P38"/>
      <text:p text:style-name="P14">Dateisysteme (organisiert Daten auf Platte)</text:p>
      <text:p text:style-name="P38"/>
      <text:list xml:id="list8002922052354140833" text:style-name="L30">
        <text:list-item>
          <text:p text:style-name="P94">NTFS, FAT32,exFAT, FAT(FAT16) und REFS unter Win 2012</text:p>
        </text:list-item>
        <text:list-item>
          <text:p text:style-name="P94">NTFS bevorzugt</text:p>
        </text:list-item>
        <text:list-item>
          <text:p text:style-name="P94">NTFS Verschlüsselung,grössere Festplatten,Berechtigungen im Gegensatz zu FAT</text:p>
        </text:list-item>
        <text:list-item>
          <text:p text:style-name="P94">FAT32 nur 32gb Part und 4gb grosse Dateien</text:p>
        </text:list-item>
        <text:list-item>
          <text:p text:style-name="P94">FAT nur 4gb Part und 2gb grosse Dateien</text:p>
        </text:list-item>
        <text:list-item>
          <text:p text:style-name="P94">REFS neu mit <text:s/>Windows 2012 praktisch unbegrentze Datei und Verzeichnissgrösse, chkdisk.exe und andere Fehlerprüfungstools überflüssig</text:p>
        </text:list-item>
        <text:list-item>
          <text:p text:style-name="P94">REFS im Gegensatz zu NTFS keine Dateikomprimierung, Encrypted Filesystem und Datenträgerkontingent</text:p>
        </text:list-item>
        <text:list-item>
          <text:p text:style-name="P94">REFS kann von vor Win 2012/Win 8 Systemen nicht gelesen werden</text:p>
        </text:list-item>
      </text:list>
      <text:p text:style-name="P38"/>
      <text:p text:style-name="P38"/>
      <text:p text:style-name="P15">Mit Datenträgern arbeiten</text:p>
      <text:p text:style-name="P34"/>
      <text:list xml:id="list5784966494251795605" text:style-name="L31">
        <text:list-item>
          <text:p text:style-name="P85">Server Manager ist das einzige grafische tool um Speicherpools und virtuelle Disks zu erzeugen</text:p>
        </text:list-item>
        <text:list-item>
          <text:p text:style-name="P85">Server Manager kann einige (nicht alle) Datenträger und Volume Verwaltungsoperationen auf physischen Disks durchführen</text:p>
        </text:list-item>
        <text:list-item>
          <text:p text:style-name="P85">MMC Datenträgerverwaltung ist das Tool über datenträgerbezogene Aufgaben zu erledigen</text:p>
        </text:list-item>
        <text:list-item>
          <text:p text:style-name="P85">Diskpart.exe für Command Line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6"><text:soft-page-break/>Virtuelle Festplatten erzeugen (Hyper-V, VHD)</text:p>
      <text:p text:style-name="P39"/>
      <text:list xml:id="list5402245150061840199" text:style-name="L32">
        <text:list-item>
          <text:p text:style-name="P95">vhd vs. Vhdx</text:p>
        </text:list-item>
        <text:list-item>
          <text:p text:style-name="P95">vhd: bis zu 2048GB Dateien</text:p>
        </text:list-item>
        <text:list-item>
          <text:p text:style-name="P95">vhdx: bis zu 64Tb Dateien, lässt sich nur auf Win 2012 lesen</text:p>
        </text:list-item>
        <text:list-item>
          <text:p text:style-name="P95">Feste Grösse <text:s/>vs Dynamisch erweiterbar</text:p>
        </text:list-item>
      </text:list>
      <text:p text:style-name="P39"/>
      <text:p text:style-name="P39"/>
      <text:p text:style-name="P16">Speicherpools erzeugenVirtuelle Festplatten erzeugen (Hyper-V, VHD)</text:p>
      <text:p text:style-name="P39"/>
      <text:list xml:id="list8730947257030844338" text:style-name="L33">
        <text:list-item>
          <text:p text:style-name="P96">verketten von mehreren Disks zu einem Speicherpool</text:p>
        </text:list-item>
        <text:list-item>
          <text:p text:style-name="P96">in Speicherpools können dann virtuelle Disks erstellt werden</text:p>
        </text:list-item>
        <text:list-item>
          <text:p text:style-name="P96">Get-PhysicalDisk (Flag canpool „yes“ damit Disk Speicherpool fähig ist)</text:p>
        </text:list-item>
        <text:list-item>
          <text:p text:style-name="P96">Disk muss mindestens 4gb freier Speicher haben um canpool yes zu sein</text:p>
        </text:list-item>
        <text:list-item>
          <text:p text:style-name="P96">Speicherpool ServerManager assisten zeigt nur die CanPool fähigen Disks an</text:p>
        </text:list-item>
        <text:list-item>
          <text:p text:style-name="P96">Disks für Speicherpool müssen initialisiert sein jedoch darf kein Volume/Partition bestehen</text:p>
        </text:list-item>
        <text:list-item>
          <text:p text:style-name="P96">Aus Speicherpool können physische Disks entfernt/hinzugefügt werden</text:p>
        </text:list-item>
        <text:list-item>
          <text:p text:style-name="P97">Beim entfernen von Disks kann sich der Status von virtuellen Festplatten ändern (Warnung) z.b wegen Paritätsfehlertoleranz</text:p>
        </text:list-item>
        <text:list-item>
          <text:p text:style-name="P97">Datenträger zurücksetzen: alle Daten werden auf einen anderen phys Festplatte im Pool verschoben</text:p>
        </text:list-item>
        <text:list-item>
          <text:p text:style-name="P97">Datentrager entfernen: Entfernt Disk aus Pool, geht nur wenn Daten auf Disk entfernt wurden</text:p>
        </text:list-item>
        <text:list-item>
          <text:p text:style-name="P97">Speicherpool via cmdlet erstellen. New-StoragePool -FriendlyName &lt;Pooname&gt; -StorageSubSystemFriendlyName &lt;Name des Subsystems&gt; -PhysicalDisks &lt;Datenträgernamen&gt;</text:p>
        </text:list-item>
        <text:list-item>
          <text:p text:style-name="P97">Get-StorageSubsystem</text:p>
        </text:list-item>
      </text:list>
      <text:p text:style-name="P17"/>
      <text:p text:style-name="P18">Virtuelle Disks innerhalb von Speicherpool</text:p>
      <text:p text:style-name="P40"/>
      <text:list xml:id="list3690136632147089475" text:style-name="L34">
        <text:list-item>
          <text:p text:style-name="P98">Simple (Striped, max capacity, increasing througput, keine Fehlertoleranz</text:p>
        </text:list-item>
        <text:list-item>
          <text:p text:style-name="P98">Mirror (mind. 2 Disks, Fehlertoleranz, bei 5 Disks dürfen 2 Disks failen</text:p>
        </text:list-item>
        <text:list-item>
          <text:p text:style-name="P98">Parity (mind. 3 Disks, Fehlertoleranz)</text:p>
        </text:list-item>
        <text:list-item>
          <text:p text:style-name="P98">Fehlertoleranz auf Festplattenebene (nicht auf Volumebene wie bei Datenträgerverwaltung)</text:p>
        </text:list-item>
        <text:list-item>
          <text:p text:style-name="P98">Thick vs. Thin Prov</text:p>
        </text:list-item>
        <text:list-item>
          <text:p text:style-name="P98">Virt Disks = virtuelles Aequivalent zu physischer Disk</text:p>
        </text:list-item>
      </text:list>
      <text:p text:style-name="P40"/>
      <text:p text:style-name="P19">Volumes erstellen</text:p>
      <text:p text:style-name="P41"/>
      <text:list xml:id="list8796444165794603451" text:style-name="L35">
        <text:list-item>
          <text:p text:style-name="P99">Laufwerksbuchstabe,leerer NTFS Ordner reinhängen, kein Laufwerksbuchstabe oder Pfad</text:p>
        </text:list-item>
        <text:list-item>
          <text:p text:style-name="P99">Clusterggrösse Dateisystem</text:p>
        </text:list-item>
        <text:list-item>
          <text:p text:style-name="P99">Schnellformatierung (ohne Fehlerprüfung), nicht empfohlen</text:p>
        </text:list-item>
        <text:list-item>
          <text:p text:style-name="P99">Komprimierung aktivieren (nur bei NTFS)</text:p>
        </text:list-item>
        <text:list-item>
          <text:p text:style-name="P99">Mit ServerManager können auch Volumes auf entfernten Servern bearbeitet werden</text:p>
        </text:list-item>
        <text:list-item>
          <text:p text:style-name="P100">Stripset,übergreifendes,mirrorvolume: mind. Zwei Disk, bei Raid5 mind. 3 Disks</text:p>
        </text:list-item>
      </text:list>
      <text:p text:style-name="P42"/>
      <text:p text:style-name="P42"/>
      <text:p text:style-name="P42"/>
      <text:p text:style-name="P42"/>
      <text:p text:style-name="P42"/>
      <text:p text:style-name="P127"><text:soft-page-break/><text:span text:style-name="T19">Datei- und Freigabe Zugriff</text:span></text:p>
      <text:p text:style-name="P101"><text:span text:style-name="T19"/></text:p>
      <text:p text:style-name="P101"><text:span text:style-name="T19"/></text:p>
      <text:p text:style-name="P126"><text:span text:style-name="T19">Freigabestrategie</text:span></text:p>
      <text:p text:style-name="P126"><text:span text:style-name="T19"/></text:p>
      <text:list xml:id="list3969142186829127371" text:style-name="L39">
        <text:list-item>
          <text:p text:style-name="P108"><text:span text:style-name="T19">welche Ordner freigeben</text:span></text:p>
        </text:list-item>
        <text:list-item>
          <text:p text:style-name="P108"><text:span text:style-name="T19">welche Freigabenamen</text:span></text:p>
        </text:list-item>
        <text:list-item>
          <text:p text:style-name="P108"><text:span text:style-name="T19">welche Berechtigungen für die Nutzer der Freigabe</text:span></text:p>
        </text:list-item>
        <text:list-item>
          <text:p text:style-name="P108"><text:span text:style-name="T19">welche Offline Einstellungen für die Freigaben verwenden</text:span></text:p>
        </text:list-item>
      </text:list>
      <text:p text:style-name="P107"><text:span text:style-name="T19"/></text:p>
      <text:p text:style-name="P126"><text:span text:style-name="T19">Freigaben erstellen</text:span></text:p>
      <text:p text:style-name="P107"><text:span text:style-name="T19"/></text:p>
      <text:list xml:id="list4632344002215408628" text:style-name="L40">
        <text:list-item>
          <text:p text:style-name="P109"><text:span text:style-name="T19">Damit User Freigaben sehen müssen im Netzwerk- Freigabeceter der Systemsteuerung die Einstellungen für Netzwerkerkennung und Dateifreigabe aktiviert sein</text:span></text:p>
        </text:list-item>
        <text:list-item>
          <text:p text:style-name="P109"><text:span text:style-name="T19">Ordnerfreigaben: SMB + NFS</text:span></text:p>
        </text:list-item>
        <text:list-item>
          <text:p text:style-name="P109"><text:span text:style-name="T19">Speicherdienste ist standardmässige Rolle, „Dateiserver“ Rolle muss jedoch hinzugefügt werden für SMB Server; für NFS „Server für NFS“ Rolle</text:span></text:p>
        </text:list-item>
        <text:list-item>
          <text:p text:style-name="P109"><text:span text:style-name="T19">Dateifreigabe Profil:<text:line-break/>- SMB Freigabe schnell (einfache SMB Freigabe mit vollen Freigabe-NTFS Berechtigungen<text:line-break/>- SMB Freigabe erweitert (Ressourcen Manager für Dateiserver)<text:line-break/>- SMB Freigabe Anwendungen (SMB Freigabe für Hyper-V u.a)<text:line-break/>- NFS Freigabe schnell (NFS Freigabe mit Berechtigungen und Authentfizierung)<text:line-break/>- NFS Freigabe erweitert (Ressourcen Manager für Dateiserver)</text:span></text:p>
        </text:list-item>
        <text:list-item>
          <text:p text:style-name="P109"><text:span text:style-name="T19">Freigabeeinstellungen:<text:line-break/>- Zugriffsbasierte Aufzählung aktivieren (verhindert das Benutzer Dateien und Freigaben sehen für welche sie keine Rechte haben)<text:line-break/>-Zwischenspeichern Freigabe zulassen (Offline Zugang für diese Freigabe)<text:line-break/>-Branche Cache (Branche Cache Server speichern Daten der Freigabe zwischen)<text:line-break/>- Datenzugriff verschlüsseln (Zugriff verschlüsselt)</text:span></text:p>
        </text:list-item>
      </text:list>
      <text:p text:style-name="P107"><text:span text:style-name="T19"/></text:p>
      <text:p text:style-name="P126"><text:span text:style-name="T19">Berechtigungen</text:span></text:p>
      <text:p text:style-name="P107"><text:span text:style-name="T19"/></text:p>
      <text:list xml:id="list5465743666651069350" text:style-name="L41">
        <text:list-item>
          <text:p text:style-name="P110"><text:span text:style-name="T19">Freigabeberechtigungen und NTFS Berechtigungen sind unabhängig voneinander.</text:span></text:p>
        </text:list-item>
        <text:list-item>
          <text:p text:style-name="P110"><text:span text:style-name="T19">ACL Access Control List</text:span></text:p>
        </text:list-item>
        <text:list-item>
          <text:p text:style-name="P110"><text:span text:style-name="T19">ACE Access Control Entries</text:span></text:p>
        </text:list-item>
        <text:list-item>
          <text:p text:style-name="P110"><text:span text:style-name="T19">ACE besteht aus Sicherheitsprinzipal und spezifische Berechtigungen von diesem</text:span></text:p>
        </text:list-item>
        <text:list-item>
          <text:p text:style-name="P110"><text:span text:style-name="T19">Granulare konzipiert, Feinabstufung</text:span></text:p>
        </text:list-item>
        <text:list-item>
          <text:p text:style-name="P110"><text:span text:style-name="T19">Grundlegende Berechtigungen (Standardberechtigungen)</text:span></text:p>
        </text:list-item>
        <text:list-item>
          <text:p text:style-name="P110"><text:span text:style-name="T19">Erweiterte Berechtigungen (spezielle Berechtigungne)</text:span></text:p>
        </text:list-item>
        <text:list-item>
          <text:p text:style-name="P110"><text:span text:style-name="T19">14 erweiterte Berechtigungen</text:span></text:p>
        </text:list-item>
        <text:list-item>
          <text:p text:style-name="P110"><text:span text:style-name="T19">6 grundlegende Berechtigungen</text:span></text:p>
        </text:list-item>
        <text:list-item>
          <text:p text:style-name="P110"><text:span text:style-name="T19">Additiv (ohne Berechtigungen beginnen und dann ZULASSEN an User) -&gt; üblich</text:span></text:p>
        </text:list-item>
        <text:list-item>
          <text:p text:style-name="P110"><text:span text:style-name="T19">Subtraktiv (alles ZULASSEN und einzlenes VERWEIGERN)</text:span></text:p>
        </text:list-item>
      </text:list>
      <text:p text:style-name="P107"><text:span text:style-name="T19"/></text:p>
      <text:p text:style-name="P126"><text:span text:style-name="T19">Vererbung</text:span></text:p>
      <text:p text:style-name="P107"><text:span text:style-name="T19"/></text:p>
      <text:list xml:id="list3541907192930812625" text:style-name="L42">
        <text:list-item>
          <text:p text:style-name="P111"><text:span text:style-name="T19">Vererbung deaktivieren</text:span></text:p>
        </text:list-item>
        <text:list-item>
          <text:p text:style-name="P111"><text:span text:style-name="T19">Berechtigungen verweigern</text:span></text:p>
        </text:list-item>
        <text:list-item>
          <text:p text:style-name="P112"><text:span text:style-name="T20">Effektiver Zugriff (Zulassen Berechtigungen sind kumulativ, Verweigern Berechtigungen überschreiben ZULASSEN, Explizite Berechtigungen haben Vorrang gegenüber geerbten</text:span></text:p>
        </text:list-item>
      </text:list>
      <text:p text:style-name="P125"><text:soft-page-break/><text:span text:style-name="T20">Freigabeberechtigungen</text:span></text:p>
      <text:p text:style-name="P113"><text:span text:style-name="T20"/></text:p>
      <text:list xml:id="list8908995983567507555" text:style-name="L43">
        <text:list-item>
          <text:p text:style-name="P114"><text:span text:style-name="T20">Standard Vollzugriff für Jeder</text:span></text:p>
        </text:list-item>
      </text:list>
      <text:p text:style-name="P113"><text:span text:style-name="T20"/></text:p>
      <text:p text:style-name="P125"><text:span text:style-name="T20">NTFS Autorisierung</text:span></text:p>
      <text:p text:style-name="P113"><text:span text:style-name="T20"/></text:p>
      <text:list xml:id="list9208819825831970240" text:style-name="L44">
        <text:list-item>
          <text:p text:style-name="P115"><text:span text:style-name="T20">Sicherheitsprinzipale (user,gruppen,computer)</text:span></text:p>
        </text:list-item>
        <text:list-item>
          <text:p text:style-name="P115"><text:span text:style-name="T20">SID</text:span></text:p>
        </text:list-item>
        <text:list-item>
          <text:p text:style-name="P115"><text:span text:style-name="T20">Windows liest Sicherheitstoken/SID des Benutzers und vergleicht es mit den SID in den ACE einer Datei um Zugriffsrechte des Benutzers zu ermitteln </text:span><text:span text:style-name="T7">AUTORISIERUNG</text:span></text:p>
        </text:list-item>
      </text:list>
      <text:p text:style-name="P43"/>
      <text:p text:style-name="P125"><text:span text:style-name="T20">Volumeschattenkopie</text:span></text:p>
      <text:p text:style-name="P113"><text:span text:style-name="T20"/></text:p>
      <text:list xml:id="list6443241826344579083" text:style-name="L45">
        <text:list-item>
          <text:p text:style-name="P116"><text:span text:style-name="T20">lassen sich nur für ein gesamtes Volume aktivieren</text:span></text:p>
        </text:list-item>
        <text:list-item>
          <text:p text:style-name="P116"><text:span text:style-name="T20">Standardeinstellungen: 300Mb reserviert für Shadow copies, erzeugt shadow copies montag -freitag um 07.00 Uhr</text:span></text:p>
        </text:list-item>
        <text:list-item>
          <text:p text:style-name="P116"><text:span text:style-name="T20">Wenn Shadow copies Speicherbereich voll ist löscht das System die aeltesten Kopien</text:span></text:p>
        </text:list-item>
      </text:list>
      <text:p text:style-name="P113"><text:span text:style-name="T20"/></text:p>
      <text:p text:style-name="P125"><text:span text:style-name="T20">Datenträgerkontingente</text:span></text:p>
      <text:p text:style-name="P125"><text:span text:style-name="T20"/></text:p>
      <text:list xml:id="list7431015743001596571" text:style-name="L46">
        <text:list-item>
          <text:p text:style-name="P117"><text:span text:style-name="T20">Zwei Quotatypen: NTFS und FSRM</text:span></text:p>
        </text:list-item>
        <text:list-item>
          <text:p text:style-name="P117"><text:span text:style-name="T20">NTFS ist einfachere Variante aber weniger Features</text:span></text:p>
        </text:list-item>
        <text:list-item>
          <text:p text:style-name="P117"><text:span text:style-name="T20">NTFS Quota: bei Limitueberschreittung kann Festplattenplatz verweigert oder eine Warnung gesendet werden</text:span></text:p>
        </text:list-item>
        <text:list-item>
          <text:p text:style-name="P117"><text:span text:style-name="T20">NTFS Quota nur auf Volumebene</text:span></text:p>
        </text:list-item>
        <text:list-item>
          <text:p text:style-name="P117"><text:span text:style-name="T20">FSRM Quota: flexibler hinsichtlich Limits, Email Benachrichtigungen, Bereichte und Ereignissprotokolle</text:span></text:p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">Server Remoteverwaltung</text:p>
      <text:p text:style-name="P43"/>
      <text:p text:style-name="P20">ServerManager</text:p>
      <text:p text:style-name="P43"/>
      <text:list xml:id="list1944738545" text:continue-list="list3371922128737846989" text:style-name="L18">
        <text:list-item>
          <text:p text:style-name="P76">Ist neu in Win 2012 Server</text:p>
        </text:list-item>
        <text:list-item>
          <text:p text:style-name="P76">ServerManager kann Rollen/Features auf jedem beliebigen Server im Netzwerk installieren, jedoch nicht gleichzeitig auf mehreren (geht nur mit Powershell<text:span text:style-name="T13">)</text:span></text:p>
        </text:list-item>
        <text:list-item>
          <text:p text:style-name="P76">In Server Manager kann virt. oder physische Server ab Windows 2003 hinzugefügt werden</text:p>
        </text:list-item>
        <text:list-item>
          <text:p text:style-name="P76">Server können anhand von AD, DNS oder über Textliste IMPORTIERT werden</text:p>
        </text:list-item>
        <text:list-item>
          <text:p text:style-name="P76">Auf hinzugefügte Server kann via MMC,Computerverwaltung oder Powershell Remotesitzung darauf zugegriffen werden</text:p>
        </text:list-item>
        <text:list-item>
          <text:p text:style-name="P102">Gruppierung von Servern mögliche <text:s/>(Servergruppen)</text:p>
        </text:list-item>
        <text:list-item>
          <text:p text:style-name="P118">Auf früheren Win Server Versionen können via Server Manager keine Rollen/Features installiert werden (geht jedoch mit Powershell)<text:line-break/>-Enter-PSSession &lt;remotesername&gt; -credential<text:line-break/>-Get-WindowsFeature<text:line-break/>-Install-WindowsFeature &lt;Featurename&gt; IncludeManagementTools<text:line-break/>-Exit-PSSession</text:p>
        </text:list-item>
        <text:list-item>
          <text:p text:style-name="P119">Kontextabhängige Aufgaben,Kontextunabhängige Aufgaben,Kontextunabhängige Tools</text:p>
        </text:list-item>
      </text:list>
      <text:p text:style-name="P43"/>
      <text:p text:style-name="P20">WinRM</text:p>
      <text:p text:style-name="P43"/>
      <text:list xml:id="list7947453955074684204" text:style-name="L36">
        <text:list-item>
          <text:p text:style-name="P103">WinRM = Windows Remote Management auf Win 2012 standardmässig aktiviert</text:p>
        </text:list-item>
        <text:list-item>
          <text:p text:style-name="P103">Configure-SMRemoting.exe -Get|-Enable|-Disable</text:p>
        </text:list-item>
        <text:list-item>
          <text:p text:style-name="P104"><text:span text:style-name="T17">Um Win2008 Server mit WinRM zu verwalten muss </text:span><text:span text:style-name="T18">installiert sein:<text:line-break/></text:span><text:span text:style-name="T17">- .NET Framework 4.0<text:line-break/></text:span><text:soft-page-break/><text:span text:style-name="T18">- Windows Management Framework 3.0<text:line-break/>- Regeln Windows-Remoteverwaltung (http eingehend) in der Win Firewall aktivieren<text:line-break/>- WinRM Listener mit winrm quickconfig erstellen<text:line-break/>- COM+-Netzwerkzugriff und Remote-Ereigniss (wie mmc) zulassen in Firewall<text:line-break/></text:span></text:p>
        </text:list-item>
      </text:list>
      <text:p text:style-name="P43"/>
      <text:p text:style-name="P44">MMC</text:p>
      <text:p text:style-name="P43"/>
      <text:list xml:id="list6858606642745881559" text:style-name="L37">
        <text:list-item>
          <text:p text:style-name="P105">verwendet DCOM statt WinrRm für Remoteverwaltung</text:p>
        </text:list-item>
        <text:list-item>
          <text:p text:style-name="P105">eingehende FW Regeln auf dem zu verwaltenden Remoteserver aktivieren<text:line-break/>- COM+-Netzwerkzugriff (DCOM-in)<text:line-break/>- Remote-Ereignisprotokollverwaltung (NP eingehend)<text:line-break/>- Remote-Ereignisprotokollverwaltung (RPC)<text:line-break/>- Remote-Ereingisprotokollverwaltung (RPC-EPMAP)</text:p>
        </text:list-item>
        <text:list-item>
          <text:p text:style-name="P106">MMC Snap in für Firewall, netsh AdvFirewall command, NetSecurity Powershell Modull oder Gruppenrichtlinie für das Anpassen der Fi<text:span text:style-name="T14">rewallregeln</text:span></text:p>
        </text:list-item>
        <text:list-item>
          <text:p text:style-name="P123">Set-NetFirewallRule -name</text:p>
        </text:list-item>
        <text:list-item>
          <text:p text:style-name="P122"><text:span text:style-name="T15">Get-NetFirewallRule</text:span><text:span text:style-name="T14"> <text:s text:c="20"/></text:span></text:p>
        </text:list-item>
        <text:list-item>
          <text:p text:style-name="P122"><text:span text:style-name="T16">Set-NetFirewallRule -name RemoteEventLogSvc-IN-TCP -enabled True .... <text:s text:c="11"/></text:span><text:span text:style-name="T14"><text:s text:c="100"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43"/>
      <text:p text:style-name="P43"/>
      <text:p text:style-name="P43"/>
      <text:p text:style-name="P43"/>
      <text:p text:style-name="P124">Remoteserver-Verwaltungstools</text:p>
      <text:p text:style-name="P120"/>
      <text:list xml:id="list6414272307093797458" text:style-name="L38">
        <text:list-item>
          <text:p text:style-name="P121">Remoteserver-Verwaltungstools für entsprechende Win Version installieren</text:p>
        </text:list-item>
        <text:list-item>
          <text:p text:style-name="P121">Win 8 sind sämtliche Tools standardmässig aktiviert, bei frühere Versionen muss erst via „Windows-Funktionen“ aktivert werden</text:p>
        </text:list-item>
      </text:list>
      <text:p text:style-name="P43"/>
      <text:p text:style-name="P43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eschu </meta:initial-creator>
    <meta:creation-date>2013-11-02T15:03:09</meta:creation-date>
    <meta:generator>LibreOffice/4.0.3.3$Linux_X86_64 LibreOffice_project/400m0$Build-3</meta:generator>
    <dc:date>2013-11-03T17:43:47</dc:date>
    <dc:creator>roeschu </dc:creator>
    <meta:editing-duration>PT2H34M42S</meta:editing-duration>
    <meta:editing-cycles>29</meta:editing-cycles>
    <meta:document-statistic meta:table-count="7" meta:image-count="0" meta:object-count="0" meta:page-count="14" meta:paragraph-count="394" meta:word-count="2550" meta:character-count="19493" meta:non-whitespace-character-count="17416"/>
  </office:meta>
</office:document-meta>
</file>